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22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7" style:family="table-cell" style:parent-style-name="Default" style:data-style-name="N1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3">
      <style:table-cell-properties fo:border-top="thin solid #000000" fo:border-bottom="thin solid #000000" fo:border-left="thin solid #000000" fo:border-right="none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3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1">
      <style:table-cell-properties style:vertical-align="automatic" fo:background-color="#FFFFFF"/>
    </style:style>
    <style:style style:name="ce22" style:family="table-cell" style:parent-style-name="Default" style:data-style-name="N3">
      <style:table-cell-properties style:vertical-align="automatic" fo:background-color="#FFFFFF"/>
    </style:style>
    <style:style style:name="ce2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o1" style:family="table-column">
      <style:table-column-properties fo:break-before="auto" style:column-width="3.32316666666667cm"/>
    </style:style>
    <style:style style:name="co2" style:family="table-column">
      <style:table-column-properties fo:break-before="auto" style:column-width="4.08516666666667cm"/>
    </style:style>
    <style:style style:name="co3" style:family="table-column">
      <style:table-column-properties fo:break-before="auto" style:column-width="1.22766666666667cm"/>
    </style:style>
    <style:style style:name="co4" style:family="table-column">
      <style:table-column-properties fo:break-before="auto" style:column-width="2.87866666666667cm"/>
    </style:style>
    <style:style style:name="co5" style:family="table-column">
      <style:table-column-properties fo:break-before="auto" style:column-width="1.079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3.15383333333333cm"/>
    </style:style>
    <style:style style:name="co9" style:family="table-column">
      <style:table-column-properties fo:break-before="auto" style:column-width="3.34433333333333cm"/>
    </style:style>
    <style:style style:name="co10" style:family="table-column">
      <style:table-column-properties fo:break-before="auto" style:column-width="2.96333333333333cm"/>
    </style:style>
    <style:style style:name="co11" style:family="table-column">
      <style:table-column-properties fo:break-before="auto" style:column-width="5.05883333333333cm"/>
    </style:style>
    <style:style style:name="co12" style:family="table-column">
      <style:table-column-properties fo:break-before="auto" style:column-width="1.31233333333333cm"/>
    </style:style>
    <style:style style:name="co13" style:family="table-column">
      <style:table-column-properties fo:break-before="auto" style:column-width="3.51366666666667cm"/>
    </style:style>
    <style:style style:name="co14" style:family="table-column">
      <style:table-column-properties fo:break-before="auto" style:column-width="4.5085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70.5pt" style:use-optimal-row-height="false" fo:break-before="auto"/>
    </style:style>
    <style:style style:name="ro2" style:family="table-row">
      <style:table-row-properties style:row-height="42pt" style:use-optimal-row-height="false" fo:break-before="auto"/>
    </style:style>
    <style:style style:name="ro3" style:family="table-row">
      <style:table-row-properties style:row-height="43.5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33.75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ntitativo_Relatorio_Cargo_C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 table:number-columns-repeated="15" table:style-name="ce2"/>
          <table:table-cell table:number-columns-repeated="16369"/>
        </table:table-row>
        <table:table-row table:style-name="ro2">
          <table:table-cell office:value-type="string" table:number-columns-spanned="12" table:number-rows-spanned="1" table:style-name="ce13">
            <text:p>ANEXO III - QUANTITATIVO DE CARGO EM COMISSÃO E FUNÇÃO DE CONFIANÇA</text:p>
          </table:table-cell>
          <table:covered-table-cell table:number-columns-repeated="11"/>
          <table:table-cell table:number-columns-repeated="3" table:style-name="ce2"/>
          <table:table-cell table:number-columns-repeated="16369"/>
        </table:table-row>
        <table:table-row table:style-name="ro3">
          <table:table-cell office:value-type="string" table:number-columns-spanned="12" table:number-rows-spanned="1" table:style-name="ce13">
            <text:p>TABELA 1 - PODERES EXECUTIVO, LEGISLATIVO E JUDICIÁRIO - DPU - MPU - EMPRESAS ESTATAIS DEPENDENTES DA UNIÃO</text:p>
          </table:table-cell>
          <table:covered-table-cell table:number-columns-repeated="11"/>
          <table:table-cell table:number-columns-repeated="3" table:style-name="ce2"/>
          <table:table-cell table:number-columns-repeated="16369"/>
        </table:table-row>
        <table:table-row table:style-name="ro4">
          <table:table-cell table:number-columns-repeated="15" table:style-name="ce2"/>
          <table:table-cell table:number-columns-repeated="16369"/>
        </table:table-row>
        <table:table-row table:style-name="ro5">
          <table:table-cell office:value-type="string" table:number-columns-spanned="8" table:number-rows-spanned="1" table:style-name="ce14">
            <text:p>PODER/ÓRGÃO/UNIDADE: MINISTÉRIO PÚBLICO DA UNIÃO - MPU</text:p>
          </table:table-cell>
          <table:covered-table-cell table:number-columns-repeated="7"/>
          <table:table-cell table:style-name="ce2"/>
          <table:table-cell office:value-type="string" table:style-name="ce3">
            <text:p>Posição:</text:p>
          </table:table-cell>
          <table:table-cell office:value-type="date" office:date-value="2016-12-01T00:00:00" table:style-name="ce4">
            <text:p>dez/16</text:p>
          </table:table-cell>
          <table:table-cell table:number-columns-repeated="2" table:style-name="ce2"/>
          <table:table-cell table:number-columns-repeated="16371" table:style-name="ce1"/>
        </table:table-row>
        <table:table-row table:style-name="ro6">
          <table:table-cell office:value-type="string" table:number-columns-spanned="5" table:number-rows-spanned="4" table:style-name="ce15">
            <text:p>DENOMINAÇÃO</text:p>
          </table:table-cell>
          <table:covered-table-cell table:number-columns-repeated="4"/>
          <table:table-cell office:value-type="string" table:number-columns-spanned="6" table:number-rows-spanned="1" table:style-name="ce16">
            <text:p>QUANTIDADE</text:p>
          </table:table-cell>
          <table:covered-table-cell table:number-columns-repeated="5"/>
          <table:table-cell table:number-columns-repeated="4" table:style-name="ce2"/>
          <table:table-cell table:number-columns-repeated="16369"/>
        </table:table-row>
        <table:table-row table:style-name="ro5">
          <table:covered-table-cell/>
          <table:covered-table-cell table:number-columns-repeated="4"/>
          <table:table-cell office:value-type="string" table:number-columns-spanned="4" table:number-rows-spanned="1" table:style-name="ce17">
            <text:p>OCUPADO</text:p>
          </table:table-cell>
          <table:covered-table-cell table:number-columns-repeated="3"/>
          <table:table-cell office:value-type="string" table:number-columns-spanned="1" table:number-rows-spanned="3" table:style-name="ce17">
            <text:p>VAGO</text:p>
          </table:table-cell>
          <table:table-cell office:value-type="string" table:number-columns-spanned="1" table:number-rows-spanned="3" table:style-name="ce16">
            <text:p>TOTAL</text:p>
          </table:table-cell>
          <table:table-cell table:number-columns-repeated="4" table:style-name="ce2"/>
          <table:table-cell table:number-columns-repeated="16369"/>
        </table:table-row>
        <table:table-row table:style-name="ro7">
          <table:covered-table-cell/>
          <table:covered-table-cell table:number-columns-repeated="4"/>
          <table:table-cell office:value-type="string" table:number-columns-spanned="2" table:number-rows-spanned="1" table:style-name="ce17">
            <text:p>COM VÍNCULO</text:p>
          </table:table-cell>
          <table:covered-table-cell/>
          <table:table-cell office:value-type="string" table:number-columns-spanned="1" table:number-rows-spanned="2" table:style-name="ce17">
            <text:p>SEM<text:s/></text:p>
            <text:p>VÍNCULO</text:p>
          </table:table-cell>
          <table:table-cell office:value-type="string" table:number-columns-spanned="1" table:number-rows-spanned="2" table:style-name="ce17">
            <text:p>SUBTOTAL</text:p>
          </table:table-cell>
          <table:covered-table-cell/>
          <table:covered-table-cell/>
          <table:table-cell table:number-columns-repeated="4" table:style-name="ce2"/>
          <table:table-cell table:number-columns-repeated="16369"/>
        </table:table-row>
        <table:table-row table:style-name="ro8">
          <table:covered-table-cell/>
          <table:covered-table-cell table:number-columns-repeated="4"/>
          <table:table-cell office:value-type="string" table:style-name="ce5">
            <text:p>COM OPÇÃO</text:p>
          </table:table-cell>
          <table:table-cell office:value-type="string" table:style-name="ce6">
            <text:p>SEM OPÇÃO</text:p>
          </table:table-cell>
          <table:covered-table-cell/>
          <table:covered-table-cell/>
          <table:covered-table-cell/>
          <table:covered-table-cell/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7</text:p>
          </table:table-cell>
          <table:covered-table-cell table:number-columns-repeated="4"/>
          <table:table-cell office:value-type="float" office:value="2" table:formula="of:=['file:///C:/Users/User/Desktop/SUBPLAN/PORTAL%20DA%20TRANSPAR%CANCIA/PORTARIAS%20SOF/Dezembro/xls/1%20-%20MPF/anexo_III_2016_xls.xls'#'Anexo_3_Tabela_1_Quantitati_(2'.D11]+['file:///C:/Users/User/Desktop/SUBPLAN/PORTAL%20DA%20TRANSPAR%CANCIA/PORTARIAS%20SOF/Dezembro/xls/2%20-%20MPM/anexo-iii-tabela-1-quantitativo_cargo_comissao_funcao-dap-2.ods'#'Quantitativo_Relatorio_Carg_(2'.F10]+['file:///C:/Users/User/Desktop/SUBPLAN/PORTAL%20DA%20TRANSPAR%CANCIA/PORTARIAS%20SOF/Dezembro/xls/3%20-%20MPDFT/anexo_iii_-_tabela_1.xls'#Quantitativo_Relatorio_Cargo_Co.F10]+['file:///C:/Users/User/Desktop/SUBPLAN/PORTAL%20DA%20TRANSPAR%CANCIA/PORTARIAS%20SOF/Dezembro/xls/4%20-%20MPT/Anexo_3_Tabela_1_Quantitativo_Cargo_Comissao_Funcao_12_2016_MP_V2T.xls'#'Anexo_3_Tabela_1_Quantitati_(2'.D10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E9]" table:style-name="ce7">
            <text:p>2</text:p>
          </table:table-cell>
          <table:table-cell office:value-type="float" office:value="0" table:formula="of:=['file:///C:/Users/User/Desktop/SUBPLAN/PORTAL%20DA%20TRANSPAR%CANCIA/PORTARIAS%20SOF/Dezembro/xls/1%20-%20MPF/anexo_III_2016_xls.xls'#'Anexo_3_Tabela_1_Quantitati_(2'.E11]+['file:///C:/Users/User/Desktop/SUBPLAN/PORTAL%20DA%20TRANSPAR%CANCIA/PORTARIAS%20SOF/Dezembro/xls/2%20-%20MPM/anexo-iii-tabela-1-quantitativo_cargo_comissao_funcao-dap-2.ods'#'Quantitativo_Relatorio_Carg_(2'.G10]+['file:///C:/Users/User/Desktop/SUBPLAN/PORTAL%20DA%20TRANSPAR%CANCIA/PORTARIAS%20SOF/Dezembro/xls/3%20-%20MPDFT/anexo_iii_-_tabela_1.xls'#Quantitativo_Relatorio_Cargo_Co.#REF!]+['file:///C:/Users/User/Desktop/SUBPLAN/PORTAL%20DA%20TRANSPAR%CANCIA/PORTARIAS%20SOF/Dezembro/xls/4%20-%20MPT/Anexo_3_Tabela_1_Quantitativo_Cargo_Comissao_Funcao_12_2016_MP_V2T.xls'#'Anexo_3_Tabela_1_Quantitati_(2'.E10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F9]" table:style-name="ce7">
            <text:p>#REF!</text:p>
          </table:table-cell>
          <table:table-cell office:value-type="float" office:value="0" table:formula="of:=['file:///C:/Users/User/Desktop/SUBPLAN/PORTAL%20DA%20TRANSPAR%CANCIA/PORTARIAS%20SOF/Dezembro/xls/1%20-%20MPF/anexo_III_2016_xls.xls'#'Anexo_3_Tabela_1_Quantitati_(2'.F11]+['file:///C:/Users/User/Desktop/SUBPLAN/PORTAL%20DA%20TRANSPAR%CANCIA/PORTARIAS%20SOF/Dezembro/xls/2%20-%20MPM/anexo-iii-tabela-1-quantitativo_cargo_comissao_funcao-dap-2.ods'#'Quantitativo_Relatorio_Carg_(2'.H10]+['file:///C:/Users/User/Desktop/SUBPLAN/PORTAL%20DA%20TRANSPAR%CANCIA/PORTARIAS%20SOF/Dezembro/xls/3%20-%20MPDFT/anexo_iii_-_tabela_1.xls'#Quantitativo_Relatorio_Cargo_Co.G10]+['file:///C:/Users/User/Desktop/SUBPLAN/PORTAL%20DA%20TRANSPAR%CANCIA/PORTARIAS%20SOF/Dezembro/xls/4%20-%20MPT/Anexo_3_Tabela_1_Quantitativo_Cargo_Comissao_Funcao_12_2016_MP_V2T.xls'#'Anexo_3_Tabela_1_Quantitati_(2'.F10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G9]" table:style-name="ce7">
            <text:p>0</text:p>
          </table:table-cell>
          <table:table-cell office:value-type="float" office:value="0" table:formula="of:=[.F10]+[.G10]+[.H10]" table:style-name="ce8">
            <text:p>#REF!</text:p>
          </table:table-cell>
          <table:table-cell office:value-type="float" office:value="0" table:formula="of:=['file:///C:/Users/User/Desktop/SUBPLAN/PORTAL%20DA%20TRANSPAR%CANCIA/PORTARIAS%20SOF/Dezembro/xls/1%20-%20MPF/anexo_III_2016_xls.xls'#'Anexo_3_Tabela_1_Quantitati_(2'.H11]+['file:///C:/Users/User/Desktop/SUBPLAN/PORTAL%20DA%20TRANSPAR%CANCIA/PORTARIAS%20SOF/Dezembro/xls/2%20-%20MPM/anexo-iii-tabela-1-quantitativo_cargo_comissao_funcao-dap-2.ods'#'Quantitativo_Relatorio_Carg_(2'.J10]+['file:///C:/Users/User/Desktop/SUBPLAN/PORTAL%20DA%20TRANSPAR%CANCIA/PORTARIAS%20SOF/Dezembro/xls/3%20-%20MPDFT/anexo_iii_-_tabela_1.xls'#Quantitativo_Relatorio_Cargo_Co.#REF!]+['file:///C:/Users/User/Desktop/SUBPLAN/PORTAL%20DA%20TRANSPAR%CANCIA/PORTARIAS%20SOF/Dezembro/xls/4%20-%20MPT/Anexo_3_Tabela_1_Quantitativo_Cargo_Comissao_Funcao_12_2016_MP_V2T.xls'#'Anexo_3_Tabela_1_Quantitati_(2'.H10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I9]" table:style-name="ce7">
            <text:p>#REF!</text:p>
          </table:table-cell>
          <table:table-cell office:value-type="float" office:value="0" table:formula="of:=[.I10]+[.J10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6</text:p>
          </table:table-cell>
          <table:covered-table-cell table:number-columns-repeated="4"/>
          <table:table-cell office:value-type="float" office:value="55" table:formula="of:=['file:///C:/Users/User/Desktop/SUBPLAN/PORTAL%20DA%20TRANSPAR%CANCIA/PORTARIAS%20SOF/Dezembro/xls/1%20-%20MPF/anexo_III_2016_xls.xls'#'Anexo_3_Tabela_1_Quantitati_(2'.D12]+['file:///C:/Users/User/Desktop/SUBPLAN/PORTAL%20DA%20TRANSPAR%CANCIA/PORTARIAS%20SOF/Dezembro/xls/2%20-%20MPM/anexo-iii-tabela-1-quantitativo_cargo_comissao_funcao-dap-2.ods'#'Quantitativo_Relatorio_Carg_(2'.F11]+['file:///C:/Users/User/Desktop/SUBPLAN/PORTAL%20DA%20TRANSPAR%CANCIA/PORTARIAS%20SOF/Dezembro/xls/3%20-%20MPDFT/anexo_iii_-_tabela_1.xls'#Quantitativo_Relatorio_Cargo_Co.F11]+['file:///C:/Users/User/Desktop/SUBPLAN/PORTAL%20DA%20TRANSPAR%CANCIA/PORTARIAS%20SOF/Dezembro/xls/4%20-%20MPT/Anexo_3_Tabela_1_Quantitativo_Cargo_Comissao_Funcao_12_2016_MP_V2T.xls'#'Anexo_3_Tabela_1_Quantitati_(2'.D11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E10]" table:style-name="ce7">
            <text:p>55</text:p>
          </table:table-cell>
          <table:table-cell office:value-type="float" office:value="0" table:formula="of:=['file:///C:/Users/User/Desktop/SUBPLAN/PORTAL%20DA%20TRANSPAR%CANCIA/PORTARIAS%20SOF/Dezembro/xls/1%20-%20MPF/anexo_III_2016_xls.xls'#'Anexo_3_Tabela_1_Quantitati_(2'.E12]+['file:///C:/Users/User/Desktop/SUBPLAN/PORTAL%20DA%20TRANSPAR%CANCIA/PORTARIAS%20SOF/Dezembro/xls/2%20-%20MPM/anexo-iii-tabela-1-quantitativo_cargo_comissao_funcao-dap-2.ods'#'Quantitativo_Relatorio_Carg_(2'.G11]+['file:///C:/Users/User/Desktop/SUBPLAN/PORTAL%20DA%20TRANSPAR%CANCIA/PORTARIAS%20SOF/Dezembro/xls/3%20-%20MPDFT/anexo_iii_-_tabela_1.xls'#Quantitativo_Relatorio_Cargo_Co.#REF!]+['file:///C:/Users/User/Desktop/SUBPLAN/PORTAL%20DA%20TRANSPAR%CANCIA/PORTARIAS%20SOF/Dezembro/xls/4%20-%20MPT/Anexo_3_Tabela_1_Quantitativo_Cargo_Comissao_Funcao_12_2016_MP_V2T.xls'#'Anexo_3_Tabela_1_Quantitati_(2'.E11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F10]" table:style-name="ce7">
            <text:p>#REF!</text:p>
          </table:table-cell>
          <table:table-cell office:value-type="float" office:value="13" table:formula="of:=['file:///C:/Users/User/Desktop/SUBPLAN/PORTAL%20DA%20TRANSPAR%CANCIA/PORTARIAS%20SOF/Dezembro/xls/1%20-%20MPF/anexo_III_2016_xls.xls'#'Anexo_3_Tabela_1_Quantitati_(2'.F12]+['file:///C:/Users/User/Desktop/SUBPLAN/PORTAL%20DA%20TRANSPAR%CANCIA/PORTARIAS%20SOF/Dezembro/xls/2%20-%20MPM/anexo-iii-tabela-1-quantitativo_cargo_comissao_funcao-dap-2.ods'#'Quantitativo_Relatorio_Carg_(2'.H11]+['file:///C:/Users/User/Desktop/SUBPLAN/PORTAL%20DA%20TRANSPAR%CANCIA/PORTARIAS%20SOF/Dezembro/xls/3%20-%20MPDFT/anexo_iii_-_tabela_1.xls'#Quantitativo_Relatorio_Cargo_Co.G11]+['file:///C:/Users/User/Desktop/SUBPLAN/PORTAL%20DA%20TRANSPAR%CANCIA/PORTARIAS%20SOF/Dezembro/xls/4%20-%20MPT/Anexo_3_Tabela_1_Quantitativo_Cargo_Comissao_Funcao_12_2016_MP_V2T.xls'#'Anexo_3_Tabela_1_Quantitati_(2'.F11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G10]" table:style-name="ce7">
            <text:p>13</text:p>
          </table:table-cell>
          <table:table-cell office:value-type="float" office:value="0" table:formula="of:=[.F11]+[.G11]+[.H11]" table:style-name="ce8">
            <text:p>#REF!</text:p>
          </table:table-cell>
          <table:table-cell office:value-type="float" office:value="0" table:formula="of:=['file:///C:/Users/User/Desktop/SUBPLAN/PORTAL%20DA%20TRANSPAR%CANCIA/PORTARIAS%20SOF/Dezembro/xls/1%20-%20MPF/anexo_III_2016_xls.xls'#'Anexo_3_Tabela_1_Quantitati_(2'.H12]+['file:///C:/Users/User/Desktop/SUBPLAN/PORTAL%20DA%20TRANSPAR%CANCIA/PORTARIAS%20SOF/Dezembro/xls/2%20-%20MPM/anexo-iii-tabela-1-quantitativo_cargo_comissao_funcao-dap-2.ods'#'Quantitativo_Relatorio_Carg_(2'.J11]+['file:///C:/Users/User/Desktop/SUBPLAN/PORTAL%20DA%20TRANSPAR%CANCIA/PORTARIAS%20SOF/Dezembro/xls/3%20-%20MPDFT/anexo_iii_-_tabela_1.xls'#Quantitativo_Relatorio_Cargo_Co.#REF!]+['file:///C:/Users/User/Desktop/SUBPLAN/PORTAL%20DA%20TRANSPAR%CANCIA/PORTARIAS%20SOF/Dezembro/xls/4%20-%20MPT/Anexo_3_Tabela_1_Quantitativo_Cargo_Comissao_Funcao_12_2016_MP_V2T.xls'#'Anexo_3_Tabela_1_Quantitati_(2'.H11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I10]" table:style-name="ce7">
            <text:p>#REF!</text:p>
          </table:table-cell>
          <table:table-cell office:value-type="float" office:value="0" table:formula="of:=[.I11]+[.J11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10">
          <table:table-cell office:value-type="string" table:number-columns-spanned="5" table:number-rows-spanned="1" table:style-name="ce18">
            <text:p>CC-5</text:p>
          </table:table-cell>
          <table:covered-table-cell table:number-columns-repeated="4"/>
          <table:table-cell office:value-type="float" office:value="209" table:formula="of:=['file:///C:/Users/User/Desktop/SUBPLAN/PORTAL%20DA%20TRANSPAR%CANCIA/PORTARIAS%20SOF/Dezembro/xls/1%20-%20MPF/anexo_III_2016_xls.xls'#'Anexo_3_Tabela_1_Quantitati_(2'.D13]+['file:///C:/Users/User/Desktop/SUBPLAN/PORTAL%20DA%20TRANSPAR%CANCIA/PORTARIAS%20SOF/Dezembro/xls/2%20-%20MPM/anexo-iii-tabela-1-quantitativo_cargo_comissao_funcao-dap-2.ods'#'Quantitativo_Relatorio_Carg_(2'.F12]+['file:///C:/Users/User/Desktop/SUBPLAN/PORTAL%20DA%20TRANSPAR%CANCIA/PORTARIAS%20SOF/Dezembro/xls/3%20-%20MPDFT/anexo_iii_-_tabela_1.xls'#Quantitativo_Relatorio_Cargo_Co.F12]+['file:///C:/Users/User/Desktop/SUBPLAN/PORTAL%20DA%20TRANSPAR%CANCIA/PORTARIAS%20SOF/Dezembro/xls/4%20-%20MPT/Anexo_3_Tabela_1_Quantitativo_Cargo_Comissao_Funcao_12_2016_MP_V2T.xls'#'Anexo_3_Tabela_1_Quantitati_(2'.D12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E11]" table:style-name="ce7">
            <text:p>209</text:p>
          </table:table-cell>
          <table:table-cell office:value-type="float" office:value="0" table:formula="of:=['file:///C:/Users/User/Desktop/SUBPLAN/PORTAL%20DA%20TRANSPAR%CANCIA/PORTARIAS%20SOF/Dezembro/xls/1%20-%20MPF/anexo_III_2016_xls.xls'#'Anexo_3_Tabela_1_Quantitati_(2'.E13]+['file:///C:/Users/User/Desktop/SUBPLAN/PORTAL%20DA%20TRANSPAR%CANCIA/PORTARIAS%20SOF/Dezembro/xls/2%20-%20MPM/anexo-iii-tabela-1-quantitativo_cargo_comissao_funcao-dap-2.ods'#'Quantitativo_Relatorio_Carg_(2'.G12]+['file:///C:/Users/User/Desktop/SUBPLAN/PORTAL%20DA%20TRANSPAR%CANCIA/PORTARIAS%20SOF/Dezembro/xls/3%20-%20MPDFT/anexo_iii_-_tabela_1.xls'#Quantitativo_Relatorio_Cargo_Co.#REF!]+['file:///C:/Users/User/Desktop/SUBPLAN/PORTAL%20DA%20TRANSPAR%CANCIA/PORTARIAS%20SOF/Dezembro/xls/4%20-%20MPT/Anexo_3_Tabela_1_Quantitativo_Cargo_Comissao_Funcao_12_2016_MP_V2T.xls'#'Anexo_3_Tabela_1_Quantitati_(2'.E12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F11]" table:style-name="ce7">
            <text:p>#REF!</text:p>
          </table:table-cell>
          <table:table-cell office:value-type="float" office:value="50" table:formula="of:=['file:///C:/Users/User/Desktop/SUBPLAN/PORTAL%20DA%20TRANSPAR%CANCIA/PORTARIAS%20SOF/Dezembro/xls/1%20-%20MPF/anexo_III_2016_xls.xls'#'Anexo_3_Tabela_1_Quantitati_(2'.F13]+['file:///C:/Users/User/Desktop/SUBPLAN/PORTAL%20DA%20TRANSPAR%CANCIA/PORTARIAS%20SOF/Dezembro/xls/2%20-%20MPM/anexo-iii-tabela-1-quantitativo_cargo_comissao_funcao-dap-2.ods'#'Quantitativo_Relatorio_Carg_(2'.H12]+['file:///C:/Users/User/Desktop/SUBPLAN/PORTAL%20DA%20TRANSPAR%CANCIA/PORTARIAS%20SOF/Dezembro/xls/3%20-%20MPDFT/anexo_iii_-_tabela_1.xls'#Quantitativo_Relatorio_Cargo_Co.G12]+['file:///C:/Users/User/Desktop/SUBPLAN/PORTAL%20DA%20TRANSPAR%CANCIA/PORTARIAS%20SOF/Dezembro/xls/4%20-%20MPT/Anexo_3_Tabela_1_Quantitativo_Cargo_Comissao_Funcao_12_2016_MP_V2T.xls'#'Anexo_3_Tabela_1_Quantitati_(2'.F12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G11]" table:style-name="ce7">
            <text:p>50</text:p>
          </table:table-cell>
          <table:table-cell office:value-type="float" office:value="0" table:formula="of:=[.F12]+[.G12]+[.H12]" table:style-name="ce8">
            <text:p>#REF!</text:p>
          </table:table-cell>
          <table:table-cell office:value-type="float" office:value="0" table:formula="of:=['file:///C:/Users/User/Desktop/SUBPLAN/PORTAL%20DA%20TRANSPAR%CANCIA/PORTARIAS%20SOF/Dezembro/xls/1%20-%20MPF/anexo_III_2016_xls.xls'#'Anexo_3_Tabela_1_Quantitati_(2'.H13]+['file:///C:/Users/User/Desktop/SUBPLAN/PORTAL%20DA%20TRANSPAR%CANCIA/PORTARIAS%20SOF/Dezembro/xls/2%20-%20MPM/anexo-iii-tabela-1-quantitativo_cargo_comissao_funcao-dap-2.ods'#'Quantitativo_Relatorio_Carg_(2'.J12]+['file:///C:/Users/User/Desktop/SUBPLAN/PORTAL%20DA%20TRANSPAR%CANCIA/PORTARIAS%20SOF/Dezembro/xls/3%20-%20MPDFT/anexo_iii_-_tabela_1.xls'#Quantitativo_Relatorio_Cargo_Co.#REF!]+['file:///C:/Users/User/Desktop/SUBPLAN/PORTAL%20DA%20TRANSPAR%CANCIA/PORTARIAS%20SOF/Dezembro/xls/4%20-%20MPT/Anexo_3_Tabela_1_Quantitativo_Cargo_Comissao_Funcao_12_2016_MP_V2T.xls'#'Anexo_3_Tabela_1_Quantitati_(2'.H12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I11]" table:style-name="ce7">
            <text:p>#REF!</text:p>
          </table:table-cell>
          <table:table-cell office:value-type="float" office:value="0" table:formula="of:=[.I12]+[.J12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4</text:p>
          </table:table-cell>
          <table:covered-table-cell table:number-columns-repeated="4"/>
          <table:table-cell office:value-type="float" office:value="218" table:formula="of:=['file:///C:/Users/User/Desktop/SUBPLAN/PORTAL%20DA%20TRANSPAR%CANCIA/PORTARIAS%20SOF/Dezembro/xls/1%20-%20MPF/anexo_III_2016_xls.xls'#'Anexo_3_Tabela_1_Quantitati_(2'.D14]+['file:///C:/Users/User/Desktop/SUBPLAN/PORTAL%20DA%20TRANSPAR%CANCIA/PORTARIAS%20SOF/Dezembro/xls/2%20-%20MPM/anexo-iii-tabela-1-quantitativo_cargo_comissao_funcao-dap-2.ods'#'Quantitativo_Relatorio_Carg_(2'.F13]+['file:///C:/Users/User/Desktop/SUBPLAN/PORTAL%20DA%20TRANSPAR%CANCIA/PORTARIAS%20SOF/Dezembro/xls/3%20-%20MPDFT/anexo_iii_-_tabela_1.xls'#Quantitativo_Relatorio_Cargo_Co.F13]+['file:///C:/Users/User/Desktop/SUBPLAN/PORTAL%20DA%20TRANSPAR%CANCIA/PORTARIAS%20SOF/Dezembro/xls/4%20-%20MPT/Anexo_3_Tabela_1_Quantitativo_Cargo_Comissao_Funcao_12_2016_MP_V2T.xls'#'Anexo_3_Tabela_1_Quantitati_(2'.D13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E12]" table:style-name="ce7">
            <text:p>218</text:p>
          </table:table-cell>
          <table:table-cell office:value-type="float" office:value="0" table:formula="of:=['file:///C:/Users/User/Desktop/SUBPLAN/PORTAL%20DA%20TRANSPAR%CANCIA/PORTARIAS%20SOF/Dezembro/xls/1%20-%20MPF/anexo_III_2016_xls.xls'#'Anexo_3_Tabela_1_Quantitati_(2'.E14]+['file:///C:/Users/User/Desktop/SUBPLAN/PORTAL%20DA%20TRANSPAR%CANCIA/PORTARIAS%20SOF/Dezembro/xls/2%20-%20MPM/anexo-iii-tabela-1-quantitativo_cargo_comissao_funcao-dap-2.ods'#'Quantitativo_Relatorio_Carg_(2'.G13]+['file:///C:/Users/User/Desktop/SUBPLAN/PORTAL%20DA%20TRANSPAR%CANCIA/PORTARIAS%20SOF/Dezembro/xls/3%20-%20MPDFT/anexo_iii_-_tabela_1.xls'#Quantitativo_Relatorio_Cargo_Co.#REF!]+['file:///C:/Users/User/Desktop/SUBPLAN/PORTAL%20DA%20TRANSPAR%CANCIA/PORTARIAS%20SOF/Dezembro/xls/4%20-%20MPT/Anexo_3_Tabela_1_Quantitativo_Cargo_Comissao_Funcao_12_2016_MP_V2T.xls'#'Anexo_3_Tabela_1_Quantitati_(2'.E13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F12]" table:style-name="ce7">
            <text:p>#REF!</text:p>
          </table:table-cell>
          <table:table-cell office:value-type="float" office:value="38" table:formula="of:=['file:///C:/Users/User/Desktop/SUBPLAN/PORTAL%20DA%20TRANSPAR%CANCIA/PORTARIAS%20SOF/Dezembro/xls/1%20-%20MPF/anexo_III_2016_xls.xls'#'Anexo_3_Tabela_1_Quantitati_(2'.F14]+['file:///C:/Users/User/Desktop/SUBPLAN/PORTAL%20DA%20TRANSPAR%CANCIA/PORTARIAS%20SOF/Dezembro/xls/2%20-%20MPM/anexo-iii-tabela-1-quantitativo_cargo_comissao_funcao-dap-2.ods'#'Quantitativo_Relatorio_Carg_(2'.H13]+['file:///C:/Users/User/Desktop/SUBPLAN/PORTAL%20DA%20TRANSPAR%CANCIA/PORTARIAS%20SOF/Dezembro/xls/3%20-%20MPDFT/anexo_iii_-_tabela_1.xls'#Quantitativo_Relatorio_Cargo_Co.G13]+['file:///C:/Users/User/Desktop/SUBPLAN/PORTAL%20DA%20TRANSPAR%CANCIA/PORTARIAS%20SOF/Dezembro/xls/4%20-%20MPT/Anexo_3_Tabela_1_Quantitativo_Cargo_Comissao_Funcao_12_2016_MP_V2T.xls'#'Anexo_3_Tabela_1_Quantitati_(2'.F13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G12]" table:style-name="ce7">
            <text:p>38</text:p>
          </table:table-cell>
          <table:table-cell office:value-type="float" office:value="0" table:formula="of:=[.F13]+[.G13]+[.H13]" table:style-name="ce8">
            <text:p>#REF!</text:p>
          </table:table-cell>
          <table:table-cell office:value-type="float" office:value="0" table:formula="of:=['file:///C:/Users/User/Desktop/SUBPLAN/PORTAL%20DA%20TRANSPAR%CANCIA/PORTARIAS%20SOF/Dezembro/xls/1%20-%20MPF/anexo_III_2016_xls.xls'#'Anexo_3_Tabela_1_Quantitati_(2'.H14]+['file:///C:/Users/User/Desktop/SUBPLAN/PORTAL%20DA%20TRANSPAR%CANCIA/PORTARIAS%20SOF/Dezembro/xls/2%20-%20MPM/anexo-iii-tabela-1-quantitativo_cargo_comissao_funcao-dap-2.ods'#'Quantitativo_Relatorio_Carg_(2'.J13]+['file:///C:/Users/User/Desktop/SUBPLAN/PORTAL%20DA%20TRANSPAR%CANCIA/PORTARIAS%20SOF/Dezembro/xls/3%20-%20MPDFT/anexo_iii_-_tabela_1.xls'#Quantitativo_Relatorio_Cargo_Co.#REF!]+['file:///C:/Users/User/Desktop/SUBPLAN/PORTAL%20DA%20TRANSPAR%CANCIA/PORTARIAS%20SOF/Dezembro/xls/4%20-%20MPT/Anexo_3_Tabela_1_Quantitativo_Cargo_Comissao_Funcao_12_2016_MP_V2T.xls'#'Anexo_3_Tabela_1_Quantitati_(2'.H13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I12]" table:style-name="ce7">
            <text:p>#REF!</text:p>
          </table:table-cell>
          <table:table-cell office:value-type="float" office:value="0" table:formula="of:=[.I13]+[.J13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3</text:p>
          </table:table-cell>
          <table:covered-table-cell table:number-columns-repeated="4"/>
          <table:table-cell office:value-type="float" office:value="340" table:formula="of:=['file:///C:/Users/User/Desktop/SUBPLAN/PORTAL%20DA%20TRANSPAR%CANCIA/PORTARIAS%20SOF/Dezembro/xls/1%20-%20MPF/anexo_III_2016_xls.xls'#'Anexo_3_Tabela_1_Quantitati_(2'.D15]+['file:///C:/Users/User/Desktop/SUBPLAN/PORTAL%20DA%20TRANSPAR%CANCIA/PORTARIAS%20SOF/Dezembro/xls/2%20-%20MPM/anexo-iii-tabela-1-quantitativo_cargo_comissao_funcao-dap-2.ods'#'Quantitativo_Relatorio_Carg_(2'.F14]+['file:///C:/Users/User/Desktop/SUBPLAN/PORTAL%20DA%20TRANSPAR%CANCIA/PORTARIAS%20SOF/Dezembro/xls/3%20-%20MPDFT/anexo_iii_-_tabela_1.xls'#Quantitativo_Relatorio_Cargo_Co.F14]+['file:///C:/Users/User/Desktop/SUBPLAN/PORTAL%20DA%20TRANSPAR%CANCIA/PORTARIAS%20SOF/Dezembro/xls/4%20-%20MPT/Anexo_3_Tabela_1_Quantitativo_Cargo_Comissao_Funcao_12_2016_MP_V2T.xls'#'Anexo_3_Tabela_1_Quantitati_(2'.D14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E13]" table:style-name="ce7">
            <text:p>340</text:p>
          </table:table-cell>
          <table:table-cell office:value-type="float" office:value="0" table:formula="of:=['file:///C:/Users/User/Desktop/SUBPLAN/PORTAL%20DA%20TRANSPAR%CANCIA/PORTARIAS%20SOF/Dezembro/xls/1%20-%20MPF/anexo_III_2016_xls.xls'#'Anexo_3_Tabela_1_Quantitati_(2'.E15]+['file:///C:/Users/User/Desktop/SUBPLAN/PORTAL%20DA%20TRANSPAR%CANCIA/PORTARIAS%20SOF/Dezembro/xls/2%20-%20MPM/anexo-iii-tabela-1-quantitativo_cargo_comissao_funcao-dap-2.ods'#'Quantitativo_Relatorio_Carg_(2'.G14]+['file:///C:/Users/User/Desktop/SUBPLAN/PORTAL%20DA%20TRANSPAR%CANCIA/PORTARIAS%20SOF/Dezembro/xls/3%20-%20MPDFT/anexo_iii_-_tabela_1.xls'#Quantitativo_Relatorio_Cargo_Co.#REF!]+['file:///C:/Users/User/Desktop/SUBPLAN/PORTAL%20DA%20TRANSPAR%CANCIA/PORTARIAS%20SOF/Dezembro/xls/4%20-%20MPT/Anexo_3_Tabela_1_Quantitativo_Cargo_Comissao_Funcao_12_2016_MP_V2T.xls'#'Anexo_3_Tabela_1_Quantitati_(2'.E14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F13]" table:style-name="ce7">
            <text:p>#REF!</text:p>
          </table:table-cell>
          <table:table-cell office:value-type="float" office:value="34" table:formula="of:=['file:///C:/Users/User/Desktop/SUBPLAN/PORTAL%20DA%20TRANSPAR%CANCIA/PORTARIAS%20SOF/Dezembro/xls/1%20-%20MPF/anexo_III_2016_xls.xls'#'Anexo_3_Tabela_1_Quantitati_(2'.F15]+['file:///C:/Users/User/Desktop/SUBPLAN/PORTAL%20DA%20TRANSPAR%CANCIA/PORTARIAS%20SOF/Dezembro/xls/2%20-%20MPM/anexo-iii-tabela-1-quantitativo_cargo_comissao_funcao-dap-2.ods'#'Quantitativo_Relatorio_Carg_(2'.H14]+['file:///C:/Users/User/Desktop/SUBPLAN/PORTAL%20DA%20TRANSPAR%CANCIA/PORTARIAS%20SOF/Dezembro/xls/3%20-%20MPDFT/anexo_iii_-_tabela_1.xls'#Quantitativo_Relatorio_Cargo_Co.G14]+['file:///C:/Users/User/Desktop/SUBPLAN/PORTAL%20DA%20TRANSPAR%CANCIA/PORTARIAS%20SOF/Dezembro/xls/4%20-%20MPT/Anexo_3_Tabela_1_Quantitativo_Cargo_Comissao_Funcao_12_2016_MP_V2T.xls'#'Anexo_3_Tabela_1_Quantitati_(2'.F14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G13]" table:style-name="ce7">
            <text:p>34</text:p>
          </table:table-cell>
          <table:table-cell office:value-type="float" office:value="0" table:formula="of:=[.F14]+[.G14]+[.H14]" table:style-name="ce8">
            <text:p>#REF!</text:p>
          </table:table-cell>
          <table:table-cell office:value-type="float" office:value="0" table:formula="of:=['file:///C:/Users/User/Desktop/SUBPLAN/PORTAL%20DA%20TRANSPAR%CANCIA/PORTARIAS%20SOF/Dezembro/xls/1%20-%20MPF/anexo_III_2016_xls.xls'#'Anexo_3_Tabela_1_Quantitati_(2'.H15]+['file:///C:/Users/User/Desktop/SUBPLAN/PORTAL%20DA%20TRANSPAR%CANCIA/PORTARIAS%20SOF/Dezembro/xls/2%20-%20MPM/anexo-iii-tabela-1-quantitativo_cargo_comissao_funcao-dap-2.ods'#'Quantitativo_Relatorio_Carg_(2'.J14]+['file:///C:/Users/User/Desktop/SUBPLAN/PORTAL%20DA%20TRANSPAR%CANCIA/PORTARIAS%20SOF/Dezembro/xls/3%20-%20MPDFT/anexo_iii_-_tabela_1.xls'#Quantitativo_Relatorio_Cargo_Co.#REF!]+['file:///C:/Users/User/Desktop/SUBPLAN/PORTAL%20DA%20TRANSPAR%CANCIA/PORTARIAS%20SOF/Dezembro/xls/4%20-%20MPT/Anexo_3_Tabela_1_Quantitativo_Cargo_Comissao_Funcao_12_2016_MP_V2T.xls'#'Anexo_3_Tabela_1_Quantitati_(2'.H14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I13]" table:style-name="ce7">
            <text:p>#REF!</text:p>
          </table:table-cell>
          <table:table-cell office:value-type="float" office:value="0" table:formula="of:=[.I14]+[.J14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2</text:p>
          </table:table-cell>
          <table:covered-table-cell table:number-columns-repeated="4"/>
          <table:table-cell office:value-type="float" office:value="1294" table:formula="of:=['file:///C:/Users/User/Desktop/SUBPLAN/PORTAL%20DA%20TRANSPAR%CANCIA/PORTARIAS%20SOF/Dezembro/xls/1%20-%20MPF/anexo_III_2016_xls.xls'#'Anexo_3_Tabela_1_Quantitati_(2'.D16]+['file:///C:/Users/User/Desktop/SUBPLAN/PORTAL%20DA%20TRANSPAR%CANCIA/PORTARIAS%20SOF/Dezembro/xls/2%20-%20MPM/anexo-iii-tabela-1-quantitativo_cargo_comissao_funcao-dap-2.ods'#'Quantitativo_Relatorio_Carg_(2'.F15]+['file:///C:/Users/User/Desktop/SUBPLAN/PORTAL%20DA%20TRANSPAR%CANCIA/PORTARIAS%20SOF/Dezembro/xls/3%20-%20MPDFT/anexo_iii_-_tabela_1.xls'#Quantitativo_Relatorio_Cargo_Co.F15]+['file:///C:/Users/User/Desktop/SUBPLAN/PORTAL%20DA%20TRANSPAR%CANCIA/PORTARIAS%20SOF/Dezembro/xls/4%20-%20MPT/Anexo_3_Tabela_1_Quantitativo_Cargo_Comissao_Funcao_12_2016_MP_V2T.xls'#'Anexo_3_Tabela_1_Quantitati_(2'.D15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E14]" table:style-name="ce7">
            <text:p>1294</text:p>
          </table:table-cell>
          <table:table-cell office:value-type="float" office:value="0" table:formula="of:=['file:///C:/Users/User/Desktop/SUBPLAN/PORTAL%20DA%20TRANSPAR%CANCIA/PORTARIAS%20SOF/Dezembro/xls/1%20-%20MPF/anexo_III_2016_xls.xls'#'Anexo_3_Tabela_1_Quantitati_(2'.E16]+['file:///C:/Users/User/Desktop/SUBPLAN/PORTAL%20DA%20TRANSPAR%CANCIA/PORTARIAS%20SOF/Dezembro/xls/2%20-%20MPM/anexo-iii-tabela-1-quantitativo_cargo_comissao_funcao-dap-2.ods'#'Quantitativo_Relatorio_Carg_(2'.G15]+['file:///C:/Users/User/Desktop/SUBPLAN/PORTAL%20DA%20TRANSPAR%CANCIA/PORTARIAS%20SOF/Dezembro/xls/3%20-%20MPDFT/anexo_iii_-_tabela_1.xls'#Quantitativo_Relatorio_Cargo_Co.#REF!]+['file:///C:/Users/User/Desktop/SUBPLAN/PORTAL%20DA%20TRANSPAR%CANCIA/PORTARIAS%20SOF/Dezembro/xls/4%20-%20MPT/Anexo_3_Tabela_1_Quantitativo_Cargo_Comissao_Funcao_12_2016_MP_V2T.xls'#'Anexo_3_Tabela_1_Quantitati_(2'.E15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F14]" table:style-name="ce7">
            <text:p>#REF!</text:p>
          </table:table-cell>
          <table:table-cell office:value-type="float" office:value="805" table:formula="of:=['file:///C:/Users/User/Desktop/SUBPLAN/PORTAL%20DA%20TRANSPAR%CANCIA/PORTARIAS%20SOF/Dezembro/xls/1%20-%20MPF/anexo_III_2016_xls.xls'#'Anexo_3_Tabela_1_Quantitati_(2'.F16]+['file:///C:/Users/User/Desktop/SUBPLAN/PORTAL%20DA%20TRANSPAR%CANCIA/PORTARIAS%20SOF/Dezembro/xls/2%20-%20MPM/anexo-iii-tabela-1-quantitativo_cargo_comissao_funcao-dap-2.ods'#'Quantitativo_Relatorio_Carg_(2'.H15]+['file:///C:/Users/User/Desktop/SUBPLAN/PORTAL%20DA%20TRANSPAR%CANCIA/PORTARIAS%20SOF/Dezembro/xls/3%20-%20MPDFT/anexo_iii_-_tabela_1.xls'#Quantitativo_Relatorio_Cargo_Co.G15]+['file:///C:/Users/User/Desktop/SUBPLAN/PORTAL%20DA%20TRANSPAR%CANCIA/PORTARIAS%20SOF/Dezembro/xls/4%20-%20MPT/Anexo_3_Tabela_1_Quantitativo_Cargo_Comissao_Funcao_12_2016_MP_V2T.xls'#'Anexo_3_Tabela_1_Quantitati_(2'.F15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G14]" table:style-name="ce7">
            <text:p>805</text:p>
          </table:table-cell>
          <table:table-cell office:value-type="float" office:value="0" table:formula="of:=[.F15]+[.G15]+[.H15]" table:style-name="ce8">
            <text:p>#REF!</text:p>
          </table:table-cell>
          <table:table-cell office:value-type="float" office:value="0" table:formula="of:=['file:///C:/Users/User/Desktop/SUBPLAN/PORTAL%20DA%20TRANSPAR%CANCIA/PORTARIAS%20SOF/Dezembro/xls/1%20-%20MPF/anexo_III_2016_xls.xls'#'Anexo_3_Tabela_1_Quantitati_(2'.H16]+['file:///C:/Users/User/Desktop/SUBPLAN/PORTAL%20DA%20TRANSPAR%CANCIA/PORTARIAS%20SOF/Dezembro/xls/2%20-%20MPM/anexo-iii-tabela-1-quantitativo_cargo_comissao_funcao-dap-2.ods'#'Quantitativo_Relatorio_Carg_(2'.J15]+['file:///C:/Users/User/Desktop/SUBPLAN/PORTAL%20DA%20TRANSPAR%CANCIA/PORTARIAS%20SOF/Dezembro/xls/3%20-%20MPDFT/anexo_iii_-_tabela_1.xls'#Quantitativo_Relatorio_Cargo_Co.#REF!]+['file:///C:/Users/User/Desktop/SUBPLAN/PORTAL%20DA%20TRANSPAR%CANCIA/PORTARIAS%20SOF/Dezembro/xls/4%20-%20MPT/Anexo_3_Tabela_1_Quantitativo_Cargo_Comissao_Funcao_12_2016_MP_V2T.xls'#'Anexo_3_Tabela_1_Quantitati_(2'.H15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I14]" table:style-name="ce7">
            <text:p>#REF!</text:p>
          </table:table-cell>
          <table:table-cell office:value-type="float" office:value="0" table:formula="of:=[.I15]+[.J15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9">
          <table:table-cell office:value-type="string" table:number-columns-spanned="5" table:number-rows-spanned="1" table:style-name="ce18">
            <text:p>CC-1</text:p>
          </table:table-cell>
          <table:covered-table-cell table:number-columns-repeated="4"/>
          <table:table-cell office:value-type="float" office:value="494" table:formula="of:=['file:///C:/Users/User/Desktop/SUBPLAN/PORTAL%20DA%20TRANSPAR%CANCIA/PORTARIAS%20SOF/Dezembro/xls/1%20-%20MPF/anexo_III_2016_xls.xls'#'Anexo_3_Tabela_1_Quantitati_(2'.D17]+['file:///C:/Users/User/Desktop/SUBPLAN/PORTAL%20DA%20TRANSPAR%CANCIA/PORTARIAS%20SOF/Dezembro/xls/2%20-%20MPM/anexo-iii-tabela-1-quantitativo_cargo_comissao_funcao-dap-2.ods'#'Quantitativo_Relatorio_Carg_(2'.F16]+['file:///C:/Users/User/Desktop/SUBPLAN/PORTAL%20DA%20TRANSPAR%CANCIA/PORTARIAS%20SOF/Dezembro/xls/3%20-%20MPDFT/anexo_iii_-_tabela_1.xls'#Quantitativo_Relatorio_Cargo_Co.F16]+['file:///C:/Users/User/Desktop/SUBPLAN/PORTAL%20DA%20TRANSPAR%CANCIA/PORTARIAS%20SOF/Dezembro/xls/4%20-%20MPT/Anexo_3_Tabela_1_Quantitativo_Cargo_Comissao_Funcao_12_2016_MP_V2T.xls'#'Anexo_3_Tabela_1_Quantitati_(2'.D16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E15]" table:style-name="ce7">
            <text:p>494</text:p>
          </table:table-cell>
          <table:table-cell office:value-type="float" office:value="0" table:formula="of:=['file:///C:/Users/User/Desktop/SUBPLAN/PORTAL%20DA%20TRANSPAR%CANCIA/PORTARIAS%20SOF/Dezembro/xls/1%20-%20MPF/anexo_III_2016_xls.xls'#'Anexo_3_Tabela_1_Quantitati_(2'.E17]+['file:///C:/Users/User/Desktop/SUBPLAN/PORTAL%20DA%20TRANSPAR%CANCIA/PORTARIAS%20SOF/Dezembro/xls/2%20-%20MPM/anexo-iii-tabela-1-quantitativo_cargo_comissao_funcao-dap-2.ods'#'Quantitativo_Relatorio_Carg_(2'.G16]+['file:///C:/Users/User/Desktop/SUBPLAN/PORTAL%20DA%20TRANSPAR%CANCIA/PORTARIAS%20SOF/Dezembro/xls/3%20-%20MPDFT/anexo_iii_-_tabela_1.xls'#Quantitativo_Relatorio_Cargo_Co.#REF!]+['file:///C:/Users/User/Desktop/SUBPLAN/PORTAL%20DA%20TRANSPAR%CANCIA/PORTARIAS%20SOF/Dezembro/xls/4%20-%20MPT/Anexo_3_Tabela_1_Quantitativo_Cargo_Comissao_Funcao_12_2016_MP_V2T.xls'#'Anexo_3_Tabela_1_Quantitati_(2'.E16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F15]" table:style-name="ce7">
            <text:p>#REF!</text:p>
          </table:table-cell>
          <table:table-cell office:value-type="float" office:value="55" table:formula="of:=['file:///C:/Users/User/Desktop/SUBPLAN/PORTAL%20DA%20TRANSPAR%CANCIA/PORTARIAS%20SOF/Dezembro/xls/1%20-%20MPF/anexo_III_2016_xls.xls'#'Anexo_3_Tabela_1_Quantitati_(2'.F17]+['file:///C:/Users/User/Desktop/SUBPLAN/PORTAL%20DA%20TRANSPAR%CANCIA/PORTARIAS%20SOF/Dezembro/xls/2%20-%20MPM/anexo-iii-tabela-1-quantitativo_cargo_comissao_funcao-dap-2.ods'#'Quantitativo_Relatorio_Carg_(2'.H16]+['file:///C:/Users/User/Desktop/SUBPLAN/PORTAL%20DA%20TRANSPAR%CANCIA/PORTARIAS%20SOF/Dezembro/xls/3%20-%20MPDFT/anexo_iii_-_tabela_1.xls'#Quantitativo_Relatorio_Cargo_Co.G16]+['file:///C:/Users/User/Desktop/SUBPLAN/PORTAL%20DA%20TRANSPAR%CANCIA/PORTARIAS%20SOF/Dezembro/xls/4%20-%20MPT/Anexo_3_Tabela_1_Quantitativo_Cargo_Comissao_Funcao_12_2016_MP_V2T.xls'#'Anexo_3_Tabela_1_Quantitati_(2'.F16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G15]" table:style-name="ce7">
            <text:p>55</text:p>
          </table:table-cell>
          <table:table-cell office:value-type="float" office:value="0" table:formula="of:=[.F16]+[.G16]+[.H16]" table:style-name="ce8">
            <text:p>#REF!</text:p>
          </table:table-cell>
          <table:table-cell office:value-type="float" office:value="0" table:formula="of:=['file:///C:/Users/User/Desktop/SUBPLAN/PORTAL%20DA%20TRANSPAR%CANCIA/PORTARIAS%20SOF/Dezembro/xls/1%20-%20MPF/anexo_III_2016_xls.xls'#'Anexo_3_Tabela_1_Quantitati_(2'.H17]+['file:///C:/Users/User/Desktop/SUBPLAN/PORTAL%20DA%20TRANSPAR%CANCIA/PORTARIAS%20SOF/Dezembro/xls/2%20-%20MPM/anexo-iii-tabela-1-quantitativo_cargo_comissao_funcao-dap-2.ods'#'Quantitativo_Relatorio_Carg_(2'.J16]+['file:///C:/Users/User/Desktop/SUBPLAN/PORTAL%20DA%20TRANSPAR%CANCIA/PORTARIAS%20SOF/Dezembro/xls/3%20-%20MPDFT/anexo_iii_-_tabela_1.xls'#Quantitativo_Relatorio_Cargo_Co.#REF!]+['file:///C:/Users/User/Desktop/SUBPLAN/PORTAL%20DA%20TRANSPAR%CANCIA/PORTARIAS%20SOF/Dezembro/xls/4%20-%20MPT/Anexo_3_Tabela_1_Quantitativo_Cargo_Comissao_Funcao_12_2016_MP_V2T.xls'#'Anexo_3_Tabela_1_Quantitati_(2'.H16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I15]" table:style-name="ce7">
            <text:p>#REF!</text:p>
          </table:table-cell>
          <table:table-cell office:value-type="float" office:value="0" table:formula="of:=[.I16]+[.J16]" table:style-name="ce9">
            <text:p>#REF!</text:p>
          </table:table-cell>
          <table:table-cell table:number-columns-repeated="4" table:style-name="ce2"/>
          <table:table-cell table:number-columns-repeated="16369"/>
        </table:table-row>
        <table:table-row table:style-name="ro10">
          <table:table-cell office:value-type="string" table:number-columns-spanned="5" table:number-rows-spanned="1" table:style-name="ce18">
            <text:p>FC-3</text:p>
          </table:table-cell>
          <table:covered-table-cell table:number-columns-repeated="4"/>
          <table:table-cell office:value-type="float" office:value="967" table:formula="of:=['file:///C:/Users/User/Desktop/SUBPLAN/PORTAL%20DA%20TRANSPAR%CANCIA/PORTARIAS%20SOF/Dezembro/xls/1%20-%20MPF/anexo_III_2016_xls.xls'#'Anexo_3_Tabela_1_Quantitati_(2'.D18]+['file:///C:/Users/User/Desktop/SUBPLAN/PORTAL%20DA%20TRANSPAR%CANCIA/PORTARIAS%20SOF/Dezembro/xls/2%20-%20MPM/anexo-iii-tabela-1-quantitativo_cargo_comissao_funcao-dap-2.ods'#'Quantitativo_Relatorio_Carg_(2'.F17]+['file:///C:/Users/User/Desktop/SUBPLAN/PORTAL%20DA%20TRANSPAR%CANCIA/PORTARIAS%20SOF/Dezembro/xls/3%20-%20MPDFT/anexo_iii_-_tabela_1.xls'#Quantitativo_Relatorio_Cargo_Co.F17]+['file:///C:/Users/User/Desktop/SUBPLAN/PORTAL%20DA%20TRANSPAR%CANCIA/PORTARIAS%20SOF/Dezembro/xls/4%20-%20MPT/Anexo_3_Tabela_1_Quantitativo_Cargo_Comissao_Funcao_12_2016_MP_V2T.xls'#'Anexo_3_Tabela_1_Quantitati_(2'.D17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E16]" table:style-name="ce7">
            <text:p>967</text:p>
          </table:table-cell>
          <table:table-cell office:value-type="float" office:value="0" table:formula="of:=['file:///C:/Users/User/Desktop/SUBPLAN/PORTAL%20DA%20TRANSPAR%CANCIA/PORTARIAS%20SOF/Dezembro/xls/1%20-%20MPF/anexo_III_2016_xls.xls'#'Anexo_3_Tabela_1_Quantitati_(2'.E18]+['file:///C:/Users/User/Desktop/SUBPLAN/PORTAL%20DA%20TRANSPAR%CANCIA/PORTARIAS%20SOF/Dezembro/xls/2%20-%20MPM/anexo-iii-tabela-1-quantitativo_cargo_comissao_funcao-dap-2.ods'#'Quantitativo_Relatorio_Carg_(2'.G17]+['file:///C:/Users/User/Desktop/SUBPLAN/PORTAL%20DA%20TRANSPAR%CANCIA/PORTARIAS%20SOF/Dezembro/xls/3%20-%20MPDFT/anexo_iii_-_tabela_1.xls'#Quantitativo_Relatorio_Cargo_Co.#REF!]+['file:///C:/Users/User/Desktop/SUBPLAN/PORTAL%20DA%20TRANSPAR%CANCIA/PORTARIAS%20SOF/Dezembro/xls/4%20-%20MPT/Anexo_3_Tabela_1_Quantitativo_Cargo_Comissao_Funcao_12_2016_MP_V2T.xls'#'Anexo_3_Tabela_1_Quantitati_(2'.E17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F16]" table:style-name="ce7">
            <text:p>#REF!</text:p>
          </table:table-cell>
          <table:table-cell office:value-type="float" office:value="1" table:formula="of:=['file:///C:/Users/User/Desktop/SUBPLAN/PORTAL%20DA%20TRANSPAR%CANCIA/PORTARIAS%20SOF/Dezembro/xls/1%20-%20MPF/anexo_III_2016_xls.xls'#'Anexo_3_Tabela_1_Quantitati_(2'.F18]+['file:///C:/Users/User/Desktop/SUBPLAN/PORTAL%20DA%20TRANSPAR%CANCIA/PORTARIAS%20SOF/Dezembro/xls/2%20-%20MPM/anexo-iii-tabela-1-quantitativo_cargo_comissao_funcao-dap-2.ods'#'Quantitativo_Relatorio_Carg_(2'.H17]+['file:///C:/Users/User/Desktop/SUBPLAN/PORTAL%20DA%20TRANSPAR%CANCIA/PORTARIAS%20SOF/Dezembro/xls/3%20-%20MPDFT/anexo_iii_-_tabela_1.xls'#Quantitativo_Relatorio_Cargo_Co.G17]+['file:///C:/Users/User/Desktop/SUBPLAN/PORTAL%20DA%20TRANSPAR%CANCIA/PORTARIAS%20SOF/Dezembro/xls/4%20-%20MPT/Anexo_3_Tabela_1_Quantitativo_Cargo_Comissao_Funcao_12_2016_MP_V2T.xls'#'Anexo_3_Tabela_1_Quantitati_(2'.F17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G16]" table:style-name="ce7">
            <text:p>1</text:p>
          </table:table-cell>
          <table:table-cell office:value-type="float" office:value="0" table:formula="of:=[.F17]+[.G17]+[.H17]" table:style-name="ce8">
            <text:p>#REF!</text:p>
          </table:table-cell>
          <table:table-cell office:value-type="float" office:value="0" table:formula="of:=['file:///C:/Users/User/Desktop/SUBPLAN/PORTAL%20DA%20TRANSPAR%CANCIA/PORTARIAS%20SOF/Dezembro/xls/1%20-%20MPF/anexo_III_2016_xls.xls'#'Anexo_3_Tabela_1_Quantitati_(2'.H18]+['file:///C:/Users/User/Desktop/SUBPLAN/PORTAL%20DA%20TRANSPAR%CANCIA/PORTARIAS%20SOF/Dezembro/xls/2%20-%20MPM/anexo-iii-tabela-1-quantitativo_cargo_comissao_funcao-dap-2.ods'#'Quantitativo_Relatorio_Carg_(2'.J17]+['file:///C:/Users/User/Desktop/SUBPLAN/PORTAL%20DA%20TRANSPAR%CANCIA/PORTARIAS%20SOF/Dezembro/xls/3%20-%20MPDFT/anexo_iii_-_tabela_1.xls'#Quantitativo_Relatorio_Cargo_Co.#REF!]+['file:///C:/Users/User/Desktop/SUBPLAN/PORTAL%20DA%20TRANSPAR%CANCIA/PORTARIAS%20SOF/Dezembro/xls/4%20-%20MPT/Anexo_3_Tabela_1_Quantitativo_Cargo_Comissao_Funcao_12_2016_MP_V2T.xls'#'Anexo_3_Tabela_1_Quantitati_(2'.H17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I16]" table:style-name="ce7">
            <text:p>#REF!</text:p>
          </table:table-cell>
          <table:table-cell office:value-type="float" office:value="0" table:formula="of:=[.I17]+[.J17]" table:style-name="ce9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office:value-type="string" table:number-columns-spanned="5" table:number-rows-spanned="1" table:style-name="ce18">
            <text:p>FC-2</text:p>
          </table:table-cell>
          <table:covered-table-cell table:number-columns-repeated="4"/>
          <table:table-cell office:value-type="float" office:value="2690" table:formula="of:=['file:///C:/Users/User/Desktop/SUBPLAN/PORTAL%20DA%20TRANSPAR%CANCIA/PORTARIAS%20SOF/Dezembro/xls/1%20-%20MPF/anexo_III_2016_xls.xls'#'Anexo_3_Tabela_1_Quantitati_(2'.D19]+['file:///C:/Users/User/Desktop/SUBPLAN/PORTAL%20DA%20TRANSPAR%CANCIA/PORTARIAS%20SOF/Dezembro/xls/2%20-%20MPM/anexo-iii-tabela-1-quantitativo_cargo_comissao_funcao-dap-2.ods'#'Quantitativo_Relatorio_Carg_(2'.F18]+['file:///C:/Users/User/Desktop/SUBPLAN/PORTAL%20DA%20TRANSPAR%CANCIA/PORTARIAS%20SOF/Dezembro/xls/3%20-%20MPDFT/anexo_iii_-_tabela_1.xls'#Quantitativo_Relatorio_Cargo_Co.F18]+['file:///C:/Users/User/Desktop/SUBPLAN/PORTAL%20DA%20TRANSPAR%CANCIA/PORTARIAS%20SOF/Dezembro/xls/4%20-%20MPT/Anexo_3_Tabela_1_Quantitativo_Cargo_Comissao_Funcao_12_2016_MP_V2T.xls'#'Anexo_3_Tabela_1_Quantitati_(2'.D18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E17]" table:style-name="ce7">
            <text:p>2690</text:p>
          </table:table-cell>
          <table:table-cell office:value-type="float" office:value="0" table:formula="of:=['file:///C:/Users/User/Desktop/SUBPLAN/PORTAL%20DA%20TRANSPAR%CANCIA/PORTARIAS%20SOF/Dezembro/xls/1%20-%20MPF/anexo_III_2016_xls.xls'#'Anexo_3_Tabela_1_Quantitati_(2'.E19]+['file:///C:/Users/User/Desktop/SUBPLAN/PORTAL%20DA%20TRANSPAR%CANCIA/PORTARIAS%20SOF/Dezembro/xls/2%20-%20MPM/anexo-iii-tabela-1-quantitativo_cargo_comissao_funcao-dap-2.ods'#'Quantitativo_Relatorio_Carg_(2'.G18]+['file:///C:/Users/User/Desktop/SUBPLAN/PORTAL%20DA%20TRANSPAR%CANCIA/PORTARIAS%20SOF/Dezembro/xls/3%20-%20MPDFT/anexo_iii_-_tabela_1.xls'#Quantitativo_Relatorio_Cargo_Co.#REF!]+['file:///C:/Users/User/Desktop/SUBPLAN/PORTAL%20DA%20TRANSPAR%CANCIA/PORTARIAS%20SOF/Dezembro/xls/4%20-%20MPT/Anexo_3_Tabela_1_Quantitativo_Cargo_Comissao_Funcao_12_2016_MP_V2T.xls'#'Anexo_3_Tabela_1_Quantitati_(2'.E18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F17]" table:style-name="ce7">
            <text:p>#REF!</text:p>
          </table:table-cell>
          <table:table-cell office:value-type="float" office:value="13" table:formula="of:=['file:///C:/Users/User/Desktop/SUBPLAN/PORTAL%20DA%20TRANSPAR%CANCIA/PORTARIAS%20SOF/Dezembro/xls/1%20-%20MPF/anexo_III_2016_xls.xls'#'Anexo_3_Tabela_1_Quantitati_(2'.F19]+['file:///C:/Users/User/Desktop/SUBPLAN/PORTAL%20DA%20TRANSPAR%CANCIA/PORTARIAS%20SOF/Dezembro/xls/2%20-%20MPM/anexo-iii-tabela-1-quantitativo_cargo_comissao_funcao-dap-2.ods'#'Quantitativo_Relatorio_Carg_(2'.H18]+['file:///C:/Users/User/Desktop/SUBPLAN/PORTAL%20DA%20TRANSPAR%CANCIA/PORTARIAS%20SOF/Dezembro/xls/3%20-%20MPDFT/anexo_iii_-_tabela_1.xls'#Quantitativo_Relatorio_Cargo_Co.G18]+['file:///C:/Users/User/Desktop/SUBPLAN/PORTAL%20DA%20TRANSPAR%CANCIA/PORTARIAS%20SOF/Dezembro/xls/4%20-%20MPT/Anexo_3_Tabela_1_Quantitativo_Cargo_Comissao_Funcao_12_2016_MP_V2T.xls'#'Anexo_3_Tabela_1_Quantitati_(2'.F18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G17]" table:style-name="ce7">
            <text:p>13</text:p>
          </table:table-cell>
          <table:table-cell office:value-type="float" office:value="0" table:formula="of:=[.F18]+[.G18]+[.H18]" table:style-name="ce8">
            <text:p>#REF!</text:p>
          </table:table-cell>
          <table:table-cell office:value-type="float" office:value="0" table:formula="of:=['file:///C:/Users/User/Desktop/SUBPLAN/PORTAL%20DA%20TRANSPAR%CANCIA/PORTARIAS%20SOF/Dezembro/xls/1%20-%20MPF/anexo_III_2016_xls.xls'#'Anexo_3_Tabela_1_Quantitati_(2'.H19]+['file:///C:/Users/User/Desktop/SUBPLAN/PORTAL%20DA%20TRANSPAR%CANCIA/PORTARIAS%20SOF/Dezembro/xls/2%20-%20MPM/anexo-iii-tabela-1-quantitativo_cargo_comissao_funcao-dap-2.ods'#'Quantitativo_Relatorio_Carg_(2'.J18]+['file:///C:/Users/User/Desktop/SUBPLAN/PORTAL%20DA%20TRANSPAR%CANCIA/PORTARIAS%20SOF/Dezembro/xls/3%20-%20MPDFT/anexo_iii_-_tabela_1.xls'#Quantitativo_Relatorio_Cargo_Co.#REF!]+['file:///C:/Users/User/Desktop/SUBPLAN/PORTAL%20DA%20TRANSPAR%CANCIA/PORTARIAS%20SOF/Dezembro/xls/4%20-%20MPT/Anexo_3_Tabela_1_Quantitativo_Cargo_Comissao_Funcao_12_2016_MP_V2T.xls'#'Anexo_3_Tabela_1_Quantitati_(2'.H18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I17]" table:style-name="ce7">
            <text:p>#REF!</text:p>
          </table:table-cell>
          <table:table-cell office:value-type="float" office:value="0" table:formula="of:=[.I18]+[.J18]" table:style-name="ce9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office:value-type="string" table:number-columns-spanned="5" table:number-rows-spanned="1" table:style-name="ce18">
            <text:p>FC-1</text:p>
          </table:table-cell>
          <table:covered-table-cell table:number-columns-repeated="4"/>
          <table:table-cell office:value-type="float" office:value="982" table:formula="of:=['file:///C:/Users/User/Desktop/SUBPLAN/PORTAL%20DA%20TRANSPAR%CANCIA/PORTARIAS%20SOF/Dezembro/xls/1%20-%20MPF/anexo_III_2016_xls.xls'#'Anexo_3_Tabela_1_Quantitati_(2'.D20]+['file:///C:/Users/User/Desktop/SUBPLAN/PORTAL%20DA%20TRANSPAR%CANCIA/PORTARIAS%20SOF/Dezembro/xls/2%20-%20MPM/anexo-iii-tabela-1-quantitativo_cargo_comissao_funcao-dap-2.ods'#'Quantitativo_Relatorio_Carg_(2'.F19]+['file:///C:/Users/User/Desktop/SUBPLAN/PORTAL%20DA%20TRANSPAR%CANCIA/PORTARIAS%20SOF/Dezembro/xls/3%20-%20MPDFT/anexo_iii_-_tabela_1.xls'#Quantitativo_Relatorio_Cargo_Co.F19]+['file:///C:/Users/User/Desktop/SUBPLAN/PORTAL%20DA%20TRANSPAR%CANCIA/PORTARIAS%20SOF/Dezembro/xls/4%20-%20MPT/Anexo_3_Tabela_1_Quantitativo_Cargo_Comissao_Funcao_12_2016_MP_V2T.xls'#'Anexo_3_Tabela_1_Quantitati_(2'.D19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E18]" table:style-name="ce7">
            <text:p>982</text:p>
          </table:table-cell>
          <table:table-cell office:value-type="float" office:value="0" table:formula="of:=['file:///C:/Users/User/Desktop/SUBPLAN/PORTAL%20DA%20TRANSPAR%CANCIA/PORTARIAS%20SOF/Dezembro/xls/1%20-%20MPF/anexo_III_2016_xls.xls'#'Anexo_3_Tabela_1_Quantitati_(2'.E20]+['file:///C:/Users/User/Desktop/SUBPLAN/PORTAL%20DA%20TRANSPAR%CANCIA/PORTARIAS%20SOF/Dezembro/xls/2%20-%20MPM/anexo-iii-tabela-1-quantitativo_cargo_comissao_funcao-dap-2.ods'#'Quantitativo_Relatorio_Carg_(2'.G19]+['file:///C:/Users/User/Desktop/SUBPLAN/PORTAL%20DA%20TRANSPAR%CANCIA/PORTARIAS%20SOF/Dezembro/xls/3%20-%20MPDFT/anexo_iii_-_tabela_1.xls'#Quantitativo_Relatorio_Cargo_Co.#REF!]+['file:///C:/Users/User/Desktop/SUBPLAN/PORTAL%20DA%20TRANSPAR%CANCIA/PORTARIAS%20SOF/Dezembro/xls/4%20-%20MPT/Anexo_3_Tabela_1_Quantitativo_Cargo_Comissao_Funcao_12_2016_MP_V2T.xls'#'Anexo_3_Tabela_1_Quantitati_(2'.E19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F18]" table:style-name="ce7">
            <text:p>#REF!</text:p>
          </table:table-cell>
          <table:table-cell office:value-type="float" office:value="4" table:formula="of:=['file:///C:/Users/User/Desktop/SUBPLAN/PORTAL%20DA%20TRANSPAR%CANCIA/PORTARIAS%20SOF/Dezembro/xls/1%20-%20MPF/anexo_III_2016_xls.xls'#'Anexo_3_Tabela_1_Quantitati_(2'.F20]+['file:///C:/Users/User/Desktop/SUBPLAN/PORTAL%20DA%20TRANSPAR%CANCIA/PORTARIAS%20SOF/Dezembro/xls/2%20-%20MPM/anexo-iii-tabela-1-quantitativo_cargo_comissao_funcao-dap-2.ods'#'Quantitativo_Relatorio_Carg_(2'.H19]+['file:///C:/Users/User/Desktop/SUBPLAN/PORTAL%20DA%20TRANSPAR%CANCIA/PORTARIAS%20SOF/Dezembro/xls/3%20-%20MPDFT/anexo_iii_-_tabela_1.xls'#Quantitativo_Relatorio_Cargo_Co.G19]+['file:///C:/Users/User/Desktop/SUBPLAN/PORTAL%20DA%20TRANSPAR%CANCIA/PORTARIAS%20SOF/Dezembro/xls/4%20-%20MPT/Anexo_3_Tabela_1_Quantitativo_Cargo_Comissao_Funcao_12_2016_MP_V2T.xls'#'Anexo_3_Tabela_1_Quantitati_(2'.F19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G18]" table:style-name="ce7">
            <text:p>4</text:p>
          </table:table-cell>
          <table:table-cell office:value-type="float" office:value="0" table:formula="of:=[.F19]+[.G19]+[.H19]" table:style-name="ce8">
            <text:p>#REF!</text:p>
          </table:table-cell>
          <table:table-cell office:value-type="float" office:value="0" table:formula="of:=['file:///C:/Users/User/Desktop/SUBPLAN/PORTAL%20DA%20TRANSPAR%CANCIA/PORTARIAS%20SOF/Dezembro/xls/1%20-%20MPF/anexo_III_2016_xls.xls'#'Anexo_3_Tabela_1_Quantitati_(2'.H20]+['file:///C:/Users/User/Desktop/SUBPLAN/PORTAL%20DA%20TRANSPAR%CANCIA/PORTARIAS%20SOF/Dezembro/xls/2%20-%20MPM/anexo-iii-tabela-1-quantitativo_cargo_comissao_funcao-dap-2.ods'#'Quantitativo_Relatorio_Carg_(2'.J19]+['file:///C:/Users/User/Desktop/SUBPLAN/PORTAL%20DA%20TRANSPAR%CANCIA/PORTARIAS%20SOF/Dezembro/xls/3%20-%20MPDFT/anexo_iii_-_tabela_1.xls'#Quantitativo_Relatorio_Cargo_Co.#REF!]+['file:///C:/Users/User/Desktop/SUBPLAN/PORTAL%20DA%20TRANSPAR%CANCIA/PORTARIAS%20SOF/Dezembro/xls/4%20-%20MPT/Anexo_3_Tabela_1_Quantitativo_Cargo_Comissao_Funcao_12_2016_MP_V2T.xls'#'Anexo_3_Tabela_1_Quantitati_(2'.H19]+['file:///C:/Users/User/Desktop/SUBPLAN/PORTAL%20DA%20TRANSPAR%CANCIA/PORTARIAS%20SOF/Dezembro/xls/5%20-%20ESMPU/Anexo%20III%20-%20tabela%201%20Quantitativo%20de%20Cargos%20em%20Comiss%E3o%20e%20Fun%E7%E3o%20de%20Confian%E7a%20ESMPU%20-%20dez2016.ods'#'Quantitativo_Fisico_Pessoal_(2'.I18]" table:style-name="ce7">
            <text:p>#REF!</text:p>
          </table:table-cell>
          <table:table-cell office:value-type="float" office:value="0" table:formula="of:=[.I19]+[.J19]" table:style-name="ce9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office:value-type="string" table:number-columns-spanned="5" table:number-rows-spanned="1" table:style-name="ce19">
            <text:p>Total</text:p>
          </table:table-cell>
          <table:covered-table-cell table:number-columns-repeated="4"/>
          <table:table-cell office:value-type="float" office:value="7251" table:formula="of:=SUM([.F10:.F19])" table:style-name="ce10">
            <text:p>7.251</text:p>
          </table:table-cell>
          <table:table-cell office:value-type="float" office:value="0" table:formula="of:=SUM([.G10:.G19])" table:style-name="ce11">
            <text:p>#REF!</text:p>
          </table:table-cell>
          <table:table-cell office:value-type="float" office:value="1013" table:formula="of:=SUM([.H10:.H19])" table:style-name="ce10">
            <text:p>1.013</text:p>
          </table:table-cell>
          <table:table-cell office:value-type="float" office:value="0" table:formula="of:=SUM([.I10:.I19])" table:style-name="ce11">
            <text:p>#REF!</text:p>
          </table:table-cell>
          <table:table-cell office:value-type="float" office:value="0" table:formula="of:=SUM([.J10:.J19])" table:style-name="ce11">
            <text:p>#REF!</text:p>
          </table:table-cell>
          <table:table-cell office:value-type="float" office:value="0" table:formula="of:=SUM([.K10:.K19])" table:style-name="ce10">
            <text:p>#REF!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9">
          <table:table-cell table:style-name="ce12"/>
          <table:table-cell table:number-columns-repeated="20" table:style-name="ce2"/>
          <table:table-cell table:number-columns-repeated="16363"/>
        </table:table-row>
        <table:table-row table:style-name="ro11">
          <table:table-cell table:number-columns-spanned="5" table:number-rows-spanned="1" table:style-name="ce20"/>
          <table:covered-table-cell table:number-columns-repeated="4"/>
          <table:table-cell table:number-columns-repeated="16" table:style-name="ce2"/>
          <table:table-cell table:number-columns-repeated="16363"/>
        </table:table-row>
        <table:table-row table:style-name="ro4">
          <table:table-cell table:number-columns-repeated="15" table:style-name="ce2"/>
          <table:table-cell table:number-columns-repeated="16369" table:style-name="ce1"/>
        </table:table-row>
        <table:table-row table:number-rows-repeated="1048553" table:style-name="ro12">
          <table:table-cell table:number-columns-repeated="16384"/>
        </table:table-row>
      </table:table>
      <table:table table:name="Quantitativo_Relatorio_Carg_(2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 table:number-columns-repeated="15" table:style-name="ce2"/>
          <table:table-cell table:number-columns-repeated="16369" table:style-name="ce1"/>
        </table:table-row>
        <table:table-row table:style-name="ro2">
          <table:table-cell office:value-type="string" table:number-columns-spanned="12" table:number-rows-spanned="1" table:style-name="ce13">
            <text:p>ANEXO III - QUANTITATIVO DE CARGO EM COMISSÃO E FUNÇÃO DE CONFIANÇA</text:p>
          </table:table-cell>
          <table:covered-table-cell table:number-columns-repeated="11"/>
          <table:table-cell table:number-columns-repeated="3" table:style-name="ce2"/>
          <table:table-cell table:number-columns-repeated="16369" table:style-name="ce1"/>
        </table:table-row>
        <table:table-row table:style-name="ro3">
          <table:table-cell office:value-type="string" table:number-columns-spanned="12" table:number-rows-spanned="1" table:style-name="ce13">
            <text:p>TABELA 1 - PODERES EXECUTIVO, LEGISLATIVO E JUDICIÁRIO - DPU - MPU - EMPRESAS ESTATAIS DEPENDENTES DA UNIÃO</text:p>
          </table:table-cell>
          <table:covered-table-cell table:number-columns-repeated="11"/>
          <table:table-cell table:number-columns-repeated="3" table:style-name="ce2"/>
          <table:table-cell table:number-columns-repeated="16369" table:style-name="ce1"/>
        </table:table-row>
        <table:table-row table:style-name="ro4">
          <table:table-cell table:number-columns-repeated="15" table:style-name="ce2"/>
          <table:table-cell table:number-columns-repeated="16369" table:style-name="ce1"/>
        </table:table-row>
        <table:table-row table:style-name="ro5">
          <table:table-cell office:value-type="string" table:number-columns-spanned="8" table:number-rows-spanned="1" table:style-name="ce14">
            <text:p>PODER/ÓRGÃO/UNIDADE: MINISTÉRIO PÚBLICO DA UNIÃO - MPU</text:p>
          </table:table-cell>
          <table:covered-table-cell table:number-columns-repeated="7"/>
          <table:table-cell table:style-name="ce2"/>
          <table:table-cell office:value-type="string" table:style-name="ce3">
            <text:p>Posição:</text:p>
          </table:table-cell>
          <table:table-cell office:value-type="date" office:date-value="2020-12-01T00:00:00" table:style-name="ce4">
            <text:p>dez/20</text:p>
          </table:table-cell>
          <table:table-cell table:number-columns-repeated="2" table:style-name="ce2"/>
          <table:table-cell table:number-columns-repeated="16371" table:style-name="ce1"/>
        </table:table-row>
        <table:table-row table:style-name="ro6">
          <table:table-cell office:value-type="string" table:number-columns-spanned="5" table:number-rows-spanned="4" table:style-name="ce15">
            <text:p>DENOMINAÇÃO</text:p>
          </table:table-cell>
          <table:covered-table-cell table:number-columns-repeated="4"/>
          <table:table-cell office:value-type="string" table:number-columns-spanned="6" table:number-rows-spanned="1" table:style-name="ce16">
            <text:p>QUANTIDADE</text:p>
          </table:table-cell>
          <table:covered-table-cell table:number-columns-repeated="5"/>
          <table:table-cell table:number-columns-repeated="4" table:style-name="ce2"/>
          <table:table-cell table:number-columns-repeated="16369" table:style-name="ce1"/>
        </table:table-row>
        <table:table-row table:style-name="ro5">
          <table:covered-table-cell/>
          <table:covered-table-cell table:number-columns-repeated="4"/>
          <table:table-cell office:value-type="string" table:number-columns-spanned="4" table:number-rows-spanned="1" table:style-name="ce17">
            <text:p>OCUPADO</text:p>
          </table:table-cell>
          <table:covered-table-cell table:number-columns-repeated="3"/>
          <table:table-cell office:value-type="string" table:number-columns-spanned="1" table:number-rows-spanned="3" table:style-name="ce17">
            <text:p>VAGO</text:p>
          </table:table-cell>
          <table:table-cell office:value-type="string" table:number-columns-spanned="1" table:number-rows-spanned="3" table:style-name="ce16">
            <text:p>TOTAL</text:p>
          </table:table-cell>
          <table:table-cell table:number-columns-repeated="4" table:style-name="ce2"/>
          <table:table-cell table:number-columns-repeated="16369" table:style-name="ce1"/>
        </table:table-row>
        <table:table-row table:style-name="ro7">
          <table:covered-table-cell/>
          <table:covered-table-cell table:number-columns-repeated="4"/>
          <table:table-cell office:value-type="string" table:number-columns-spanned="2" table:number-rows-spanned="1" table:style-name="ce17">
            <text:p>COM VÍNCULO</text:p>
          </table:table-cell>
          <table:covered-table-cell/>
          <table:table-cell office:value-type="string" table:number-columns-spanned="1" table:number-rows-spanned="2" table:style-name="ce17">
            <text:p>SEM<text:s/></text:p>
            <text:p>VÍNCULO</text:p>
          </table:table-cell>
          <table:table-cell office:value-type="string" table:number-columns-spanned="1" table:number-rows-spanned="2" table:style-name="ce17">
            <text:p>SUBTOTAL</text:p>
          </table:table-cell>
          <table:covered-table-cell/>
          <table:covered-table-cell/>
          <table:table-cell table:number-columns-repeated="4" table:style-name="ce2"/>
          <table:table-cell table:number-columns-repeated="16369" table:style-name="ce1"/>
        </table:table-row>
        <table:table-row table:style-name="ro8">
          <table:covered-table-cell/>
          <table:covered-table-cell table:number-columns-repeated="4"/>
          <table:table-cell office:value-type="string" table:style-name="ce5">
            <text:p>COM OPÇÃO</text:p>
          </table:table-cell>
          <table:table-cell office:value-type="string" table:style-name="ce6">
            <text:p>SEM OPÇÃO</text:p>
          </table:table-cell>
          <table:covered-table-cell/>
          <table:covered-table-cell/>
          <table:covered-table-cell/>
          <table:covered-table-cell/>
          <table:table-cell table:number-columns-repeated="8" table:style-name="ce2"/>
          <table:table-cell table:number-columns-repeated="16365"/>
        </table:table-row>
        <table:table-row table:style-name="ro9">
          <table:table-cell office:value-type="string" table:number-columns-spanned="5" table:number-rows-spanned="1" table:style-name="ce18">
            <text:p>CC-7</text:p>
          </table:table-cell>
          <table:covered-table-cell table:number-columns-repeated="4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9">
            <text:p>2</text:p>
          </table:table-cell>
          <table:table-cell table:style-name="ce21"/>
          <table:table-cell table:number-columns-repeated="7" table:style-name="ce2"/>
          <table:table-cell table:number-columns-repeated="16365"/>
        </table:table-row>
        <table:table-row table:style-name="ro9">
          <table:table-cell office:value-type="string" table:number-columns-spanned="5" table:number-rows-spanned="1" table:style-name="ce18">
            <text:p>CC-6</text:p>
          </table:table-cell>
          <table:covered-table-cell table:number-columns-repeated="4"/>
          <table:table-cell office:value-type="float" office:value="43" table:style-name="ce7">
            <text:p>43</text:p>
          </table:table-cell>
          <table:table-cell office:value-type="float" office:value="0" table:style-name="ce7">
            <text:p>0</text:p>
          </table:table-cell>
          <table:table-cell office:value-type="float" office:value="17" table:style-name="ce7">
            <text:p>17</text:p>
          </table:table-cell>
          <table:table-cell office:value-type="float" office:value="60" table:style-name="ce8">
            <text:p>60</text:p>
          </table:table-cell>
          <table:table-cell office:value-type="float" office:value="3" table:style-name="ce7">
            <text:p>3</text:p>
          </table:table-cell>
          <table:table-cell office:value-type="float" office:value="63" table:style-name="ce9">
            <text:p>63</text:p>
          </table:table-cell>
          <table:table-cell table:style-name="ce21"/>
          <table:table-cell table:number-columns-repeated="3" table:style-name="ce2"/>
          <table:table-cell table:number-columns-repeated="16369" table:style-name="ce1"/>
        </table:table-row>
        <table:table-row table:style-name="ro10">
          <table:table-cell office:value-type="string" table:number-columns-spanned="5" table:number-rows-spanned="1" table:style-name="ce18">
            <text:p>CC-5</text:p>
          </table:table-cell>
          <table:covered-table-cell table:number-columns-repeated="4"/>
          <table:table-cell office:value-type="float" office:value="205" table:style-name="ce7">
            <text:p>205</text:p>
          </table:table-cell>
          <table:table-cell office:value-type="float" office:value="0" table:style-name="ce7">
            <text:p>0</text:p>
          </table:table-cell>
          <table:table-cell office:value-type="float" office:value="60" table:style-name="ce7">
            <text:p>60</text:p>
          </table:table-cell>
          <table:table-cell office:value-type="float" office:value="265" table:style-name="ce8">
            <text:p>265</text:p>
          </table:table-cell>
          <table:table-cell office:value-type="float" office:value="3" table:style-name="ce7">
            <text:p>3</text:p>
          </table:table-cell>
          <table:table-cell office:value-type="float" office:value="268" table:style-name="ce9">
            <text:p>268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C-4</text:p>
          </table:table-cell>
          <table:covered-table-cell table:number-columns-repeated="4"/>
          <table:table-cell office:value-type="float" office:value="524" table:style-name="ce7">
            <text:p>524</text:p>
          </table:table-cell>
          <table:table-cell office:value-type="float" office:value="0" table:style-name="ce7">
            <text:p>0</text:p>
          </table:table-cell>
          <table:table-cell office:value-type="float" office:value="263" table:style-name="ce7">
            <text:p>263</text:p>
          </table:table-cell>
          <table:table-cell office:value-type="float" office:value="787" table:style-name="ce8">
            <text:p>787</text:p>
          </table:table-cell>
          <table:table-cell office:value-type="float" office:value="7" table:style-name="ce7">
            <text:p>7</text:p>
          </table:table-cell>
          <table:table-cell office:value-type="float" office:value="794" table:style-name="ce9">
            <text:p>794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C-3</text:p>
          </table:table-cell>
          <table:covered-table-cell table:number-columns-repeated="4"/>
          <table:table-cell office:value-type="float" office:value="305" table:style-name="ce7">
            <text:p>305</text:p>
          </table:table-cell>
          <table:table-cell office:value-type="float" office:value="1" table:style-name="ce7">
            <text:p>1</text:p>
          </table:table-cell>
          <table:table-cell office:value-type="float" office:value="47" table:style-name="ce7">
            <text:p>47</text:p>
          </table:table-cell>
          <table:table-cell office:value-type="float" office:value="353" table:style-name="ce8">
            <text:p>353</text:p>
          </table:table-cell>
          <table:table-cell office:value-type="float" office:value="13" table:style-name="ce7">
            <text:p>13</text:p>
          </table:table-cell>
          <table:table-cell office:value-type="float" office:value="366" table:style-name="ce9">
            <text:p>366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C-2</text:p>
          </table:table-cell>
          <table:covered-table-cell table:number-columns-repeated="4"/>
          <table:table-cell office:value-type="float" office:value="1444" table:style-name="ce7">
            <text:p>1444</text:p>
          </table:table-cell>
          <table:table-cell office:value-type="float" office:value="3" table:style-name="ce7">
            <text:p>3</text:p>
          </table:table-cell>
          <table:table-cell office:value-type="float" office:value="899" table:style-name="ce7">
            <text:p>899</text:p>
          </table:table-cell>
          <table:table-cell office:value-type="float" office:value="2346" table:style-name="ce8">
            <text:p>2.346</text:p>
          </table:table-cell>
          <table:table-cell office:value-type="float" office:value="447" table:style-name="ce7">
            <text:p>447</text:p>
          </table:table-cell>
          <table:table-cell office:value-type="float" office:value="2793" table:style-name="ce9">
            <text:p>2.793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C-1</text:p>
          </table:table-cell>
          <table:covered-table-cell table:number-columns-repeated="4"/>
          <table:table-cell office:value-type="float" office:value="519" table:style-name="ce7">
            <text:p>519</text:p>
          </table:table-cell>
          <table:table-cell office:value-type="float" office:value="1" table:style-name="ce7">
            <text:p>1</text:p>
          </table:table-cell>
          <table:table-cell office:value-type="float" office:value="147" table:style-name="ce7">
            <text:p>147</text:p>
          </table:table-cell>
          <table:table-cell office:value-type="float" office:value="667" table:style-name="ce8">
            <text:p>667</text:p>
          </table:table-cell>
          <table:table-cell office:value-type="float" office:value="9" table:style-name="ce7">
            <text:p>9</text:p>
          </table:table-cell>
          <table:table-cell office:value-type="float" office:value="676" table:style-name="ce9">
            <text:p>676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10">
          <table:table-cell office:value-type="string" table:number-columns-spanned="5" table:number-rows-spanned="1" table:style-name="ce18">
            <text:p>FC-3</text:p>
          </table:table-cell>
          <table:covered-table-cell table:number-columns-repeated="4"/>
          <table:table-cell office:value-type="float" office:value="1009" table:style-name="ce7">
            <text:p>100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09" table:style-name="ce8">
            <text:p>1.009</text:p>
          </table:table-cell>
          <table:table-cell office:value-type="float" office:value="69" table:style-name="ce7">
            <text:p>69</text:p>
          </table:table-cell>
          <table:table-cell office:value-type="float" office:value="1078" table:style-name="ce9">
            <text:p>1.078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FC-2</text:p>
          </table:table-cell>
          <table:covered-table-cell table:number-columns-repeated="4"/>
          <table:table-cell office:value-type="float" office:value="2692" table:style-name="ce7">
            <text:p>2692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2701" table:style-name="ce8">
            <text:p>2.701</text:p>
          </table:table-cell>
          <table:table-cell office:value-type="float" office:value="203" table:style-name="ce7">
            <text:p>203</text:p>
          </table:table-cell>
          <table:table-cell office:value-type="float" office:value="2904" table:style-name="ce9">
            <text:p>2.904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FC-1</text:p>
          </table:table-cell>
          <table:covered-table-cell table:number-columns-repeated="4"/>
          <table:table-cell office:value-type="float" office:value="984" table:style-name="ce7">
            <text:p>984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988" table:style-name="ce8">
            <text:p>988</text:p>
          </table:table-cell>
          <table:table-cell office:value-type="float" office:value="218" table:style-name="ce7">
            <text:p>218</text:p>
          </table:table-cell>
          <table:table-cell office:value-type="float" office:value="1206" table:style-name="ce9">
            <text:p>1.206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8">
            <text:p>CNE</text:p>
          </table:table-cell>
          <table:covered-table-cell table:number-columns-repeated="4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9">
            <text:p>2</text:p>
          </table:table-cell>
          <table:table-cell table:style-name="ce21"/>
          <table:table-cell table:style-name="ce2"/>
          <table:table-cell table:number-columns-repeated="16371" table:style-name="ce1"/>
        </table:table-row>
        <table:table-row table:style-name="ro9">
          <table:table-cell office:value-type="string" table:number-columns-spanned="5" table:number-rows-spanned="1" table:style-name="ce19">
            <text:p>Total</text:p>
          </table:table-cell>
          <table:covered-table-cell table:number-columns-repeated="4"/>
          <table:table-cell office:value-type="float" office:value="7726" table:style-name="ce10">
            <text:p>7.726</text:p>
          </table:table-cell>
          <table:table-cell office:value-type="float" office:value="9" table:style-name="ce11">
            <text:p>9</text:p>
          </table:table-cell>
          <table:table-cell office:value-type="float" office:value="1443" table:style-name="ce10">
            <text:p>1.443</text:p>
          </table:table-cell>
          <table:table-cell office:value-type="float" office:value="9178" table:style-name="ce11">
            <text:p>9.178</text:p>
          </table:table-cell>
          <table:table-cell office:value-type="float" office:value="974" table:style-name="ce11">
            <text:p>974</text:p>
          </table:table-cell>
          <table:table-cell office:value-type="float" office:value="10152" table:style-name="ce10">
            <text:p>10.152</text:p>
          </table:table-cell>
          <table:table-cell table:number-columns-repeated="2" table:style-name="ce2"/>
          <table:table-cell table:number-columns-repeated="16371" table:style-name="ce1"/>
        </table:table-row>
        <table:table-row table:style-name="ro9">
          <table:table-cell table:style-name="ce12"/>
          <table:table-cell table:number-columns-repeated="12" table:style-name="ce2"/>
          <table:table-cell table:number-columns-repeated="6" table:style-name="ce1"/>
          <table:table-cell table:number-columns-repeated="2" table:style-name="ce2"/>
          <table:table-cell table:number-columns-repeated="16363"/>
        </table:table-row>
        <table:table-row table:style-name="ro11">
          <table:table-cell office:value-type="string" table:number-columns-spanned="5" table:number-rows-spanned="1" table:style-name="ce23">
            <text:p>Data de Atualização: 25/01/2021</text:p>
          </table:table-cell>
          <table:covered-table-cell table:number-columns-repeated="4"/>
          <table:table-cell table:number-columns-repeated="5" table:style-name="ce22"/>
          <table:table-cell table:number-columns-repeated="3" table:style-name="ce2"/>
          <table:table-cell table:number-columns-repeated="6" table:style-name="ce1"/>
          <table:table-cell table:number-columns-repeated="2" table:style-name="ce2"/>
          <table:table-cell table:number-columns-repeated="16363"/>
        </table:table-row>
        <table:table-row table:number-rows-repeated="1048553" table:style-name="ro12">
          <table:table-cell table:number-columns-repeated="16384"/>
        </table:table-row>
      </table:table>
      <table:table table:name="'file:///C:/Users/User/Desktop/SUBPLAN/PORTAL%20DA%20TRANSPARÊNCIA/PORTARIAS%20SOF/Dezembro/xls/1%20-%20MPF/anexo_III_2016_xls.xls'#Anexo_3_Tabela_1_Quantitativo_R" table:style-name="ta3">
        <table:table-source xlink:href="file:///C:/Users/User/Desktop/SUBPLAN/PORTAL%20DA%20TRANSPARÊNCIA/PORTARIAS%20SOF/Dezembro/xls/1%20-%20MPF/anexo_III_2016_xls.xls" table:table-name="Anexo_3_Tabela_1_Quantitativo_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L%20DA%20TRANSPARÊNCIA/PORTARIAS%20SOF/Dezembro/xls/1%20-%20MPF/anexo_III_2016_xls.xls'#Anexo_3_Tabela_1_Quantitati_(2" table:style-name="ta3">
        <table:table-source xlink:href="file:///C:/Users/User/Desktop/SUBPLAN/PORTAL%20DA%20TRANSPARÊNCIA/PORTARIAS%20SOF/Dezembro/xls/1%20-%20MPF/anexo_III_2016_xls.xls" table:table-name="Anexo_3_Tabela_1_Quantitati_(2" table:mode="copy-results-only"/>
        <table:table-column/>
        <table:table-row table:number-rows-repeated="10">
          <table:table-cell table:number-columns-repeated="16384"/>
        </table:table-row>
        <table:table-row>
          <table:table-cell table:number-columns-repeated="3"/>
          <table:table-cell office:value-type="float" office:value="2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53"/>
          <table:table-cell office:value-type="float" office:value="0"/>
          <table:table-cell office:value-type="float" office:value="12"/>
          <table:table-cell/>
          <table:table-cell office:value-type="float" office:value="2"/>
          <table:table-cell table:number-columns-repeated="16376"/>
        </table:table-row>
        <table:table-row>
          <table:table-cell table:number-columns-repeated="3"/>
          <table:table-cell office:value-type="float" office:value="180"/>
          <table:table-cell office:value-type="float" office:value="0"/>
          <table:table-cell office:value-type="float" office:value="38"/>
          <table:table-cell/>
          <table:table-cell office:value-type="float" office:value="4"/>
          <table:table-cell table:number-columns-repeated="16376"/>
        </table:table-row>
        <table:table-row>
          <table:table-cell table:number-columns-repeated="3"/>
          <table:table-cell office:value-type="float" office:value="111"/>
          <table:table-cell office:value-type="float" office:value="0"/>
          <table:table-cell office:value-type="float" office:value="24"/>
          <table:table-cell/>
          <table:table-cell office:value-type="float" office:value="3"/>
          <table:table-cell table:number-columns-repeated="16376"/>
        </table:table-row>
        <table:table-row>
          <table:table-cell table:number-columns-repeated="3"/>
          <table:table-cell office:value-type="float" office:value="167"/>
          <table:table-cell office:value-type="float" office:value="0"/>
          <table:table-cell office:value-type="float" office:value="12"/>
          <table:table-cell/>
          <table:table-cell office:value-type="float" office:value="1"/>
          <table:table-cell table:number-columns-repeated="16376"/>
        </table:table-row>
        <table:table-row>
          <table:table-cell table:number-columns-repeated="3"/>
          <table:table-cell office:value-type="float" office:value="799"/>
          <table:table-cell office:value-type="float" office:value="2"/>
          <table:table-cell office:value-type="float" office:value="599"/>
          <table:table-cell/>
          <table:table-cell office:value-type="float" office:value="772"/>
          <table:table-cell table:number-columns-repeated="16376"/>
        </table:table-row>
        <table:table-row>
          <table:table-cell table:number-columns-repeated="3"/>
          <table:table-cell office:value-type="float" office:value="90"/>
          <table:table-cell office:value-type="float" office:value="1"/>
          <table:table-cell office:value-type="float" office:value="8"/>
          <table:table-cell/>
          <table:table-cell office:value-type="float" office:value="1"/>
          <table:table-cell table:number-columns-repeated="16376"/>
        </table:table-row>
        <table:table-row>
          <table:table-cell table:number-columns-repeated="3"/>
          <table:table-cell office:value-type="float" office:value="434"/>
          <table:table-cell office:value-type="float" office:value="0"/>
          <table:table-cell office:value-type="float" office:value="1"/>
          <table:table-cell/>
          <table:table-cell office:value-type="float" office:value="34"/>
          <table:table-cell table:number-columns-repeated="16376"/>
        </table:table-row>
        <table:table-row>
          <table:table-cell table:number-columns-repeated="3"/>
          <table:table-cell office:value-type="float" office:value="1737"/>
          <table:table-cell office:value-type="float" office:value="4"/>
          <table:table-cell office:value-type="float" office:value="12"/>
          <table:table-cell/>
          <table:table-cell office:value-type="float" office:value="86"/>
          <table:table-cell table:number-columns-repeated="16376"/>
        </table:table-row>
        <table:table-row>
          <table:table-cell table:number-columns-repeated="3"/>
          <table:table-cell office:value-type="float" office:value="710"/>
          <table:table-cell office:value-type="float" office:value="0"/>
          <table:table-cell office:value-type="float" office:value="4"/>
          <table:table-cell/>
          <table:table-cell office:value-type="float" office:value="117"/>
          <table:table-cell table:number-columns-repeated="16376"/>
        </table:table-row>
        <table:table-row table:number-rows-repeated="1048556">
          <table:table-cell table:number-columns-repeated="16376"/>
        </table:table-row>
      </table:table>
      <table:table table:name="'file:///C:/Users/User/Desktop/SUBPLAN/PORTAL%20DA%20TRANSPARÊNCIA/PORTARIAS%20SOF/Dezembro/xls/2%20-%20MPM/anexo-iii-tabela-1-quantitativo_cargo_comissao_funcao-dap-2.ods'#Quantitativo_Relatorio_Cargo_Co" table:style-name="ta3">
        <table:table-source xlink:href="file:///C:/Users/User/Desktop/SUBPLAN/PORTAL%20DA%20TRANSPARÊNCIA/PORTARIAS%20SOF/Dezembro/xls/2%20-%20MPM/anexo-iii-tabela-1-quantitativo_cargo_comissao_funcao-dap-2.ods" table:table-name="Quantitativo_Relatorio_Cargo_C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L%20DA%20TRANSPARÊNCIA/PORTARIAS%20SOF/Dezembro/xls/2%20-%20MPM/anexo-iii-tabela-1-quantitativo_cargo_comissao_funcao-dap-2.ods'#Quantitativo_Relatorio_Carg_(2" table:style-name="ta3">
        <table:table-source xlink:href="file:///C:/Users/User/Desktop/SUBPLAN/PORTAL%20DA%20TRANSPARÊNCIA/PORTARIAS%20SOF/Dezembro/xls/2%20-%20MPM/anexo-iii-tabela-1-quantitativo_cargo_comissao_funcao-dap-2.ods" table:table-name="Quantitativo_Relatorio_Carg_(2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5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1"/>
          <table:table-cell office:value-type="float" office:value="0"/>
          <table:table-cell office:value-type="float" office:value="1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10"/>
          <table:table-cell office:value-type="float" office:value="0"/>
          <table:table-cell office:value-type="float" office:value="4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1"/>
          <table:table-cell office:value-type="float" office:value="0"/>
          <table:table-cell office:value-type="float" office:value="3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2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4"/>
        </table:table-row>
        <table:table-row>
          <table:table-cell table:number-columns-repeated="5"/>
          <table:table-cell office:value-type="float" office:value="47"/>
          <table:table-cell office:value-type="float" office:value="0"/>
          <table:table-cell office:value-type="float" office:value="7"/>
          <table:table-cell/>
          <table:table-cell office:value-type="float" office:value="48"/>
          <table:table-cell table:number-columns-repeated="16374"/>
        </table:table-row>
        <table:table-row>
          <table:table-cell table:number-columns-repeated="5"/>
          <table:table-cell office:value-type="float" office:value="68"/>
          <table:table-cell office:value-type="float" office:value="0"/>
          <table:table-cell office:value-type="float" office:value="9"/>
          <table:table-cell/>
          <table:table-cell office:value-type="float" office:value="2"/>
          <table:table-cell table:number-columns-repeated="16374"/>
        </table:table-row>
        <table:table-row>
          <table:table-cell table:number-columns-repeated="5"/>
          <table:table-cell office:value-type="float" office:value="99"/>
          <table:table-cell office:value-type="float" office:value="0"/>
          <table:table-cell office:value-type="float" office:value="0"/>
          <table:table-cell/>
          <table:table-cell office:value-type="float" office:value="10"/>
          <table:table-cell table:number-columns-repeated="16374"/>
        </table:table-row>
        <table:table-row>
          <table:table-cell table:number-columns-repeated="5"/>
          <table:table-cell office:value-type="float" office:value="82"/>
          <table:table-cell office:value-type="float" office:value="0"/>
          <table:table-cell office:value-type="float" office:value="0"/>
          <table:table-cell/>
          <table:table-cell office:value-type="float" office:value="82"/>
          <table:table-cell table:number-columns-repeated="16374"/>
        </table:table-row>
        <table:table-row>
          <table:table-cell table:number-columns-repeated="5"/>
          <table:table-cell office:value-type="float" office:value="94"/>
          <table:table-cell office:value-type="float" office:value="0"/>
          <table:table-cell office:value-type="float" office:value="0"/>
          <table:table-cell/>
          <table:table-cell office:value-type="float" office:value="51"/>
          <table:table-cell table:number-columns-repeated="16374"/>
        </table:table-row>
        <table:table-row table:number-rows-repeated="1048557">
          <table:table-cell table:number-columns-repeated="16374"/>
        </table:table-row>
      </table:table>
      <table:table table:name="'file:///C:/Users/User/Desktop/SUBPLAN/PORTAL%20DA%20TRANSPARÊNCIA/PORTARIAS%20SOF/Dezembro/xls/3%20-%20MPDFT/anexo_iii_-_tabela_1.xls'#Quantitativo_Relatorio_Cargo_Co" table:style-name="ta3">
        <table:table-source xlink:href="file:///C:/Users/User/Desktop/SUBPLAN/PORTAL%20DA%20TRANSPARÊNCIA/PORTARIAS%20SOF/Dezembro/xls/3%20-%20MPDFT/anexo_iii_-_tabela_1.xls" table:table-name="Quantitativo_Relatorio_Cargo_Co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5"/>
          <table:table-cell office:value-type="float" office:value="0"/>
          <table:table-cell table:number-columns-repeated="16378"/>
        </table:table-row>
        <table:table-row>
          <table:table-cell table:number-columns-repeated="5"/>
          <table:table-cell office:value-type="float" office:value="0"/>
          <table:table-cell table:number-columns-repeated="16378"/>
        </table:table-row>
        <table:table-row>
          <table:table-cell table:number-columns-repeated="5"/>
          <table:table-cell office:value-type="float" office:value="14"/>
          <table:table-cell table:number-columns-repeated="16378"/>
        </table:table-row>
        <table:table-row>
          <table:table-cell table:number-columns-repeated="5"/>
          <table:table-cell office:value-type="float" office:value="81"/>
          <table:table-cell table:number-columns-repeated="16378"/>
        </table:table-row>
        <table:table-row>
          <table:table-cell table:number-columns-repeated="5"/>
          <table:table-cell office:value-type="float" office:value="30"/>
          <table:table-cell table:number-columns-repeated="16378"/>
        </table:table-row>
        <table:table-row>
          <table:table-cell table:number-columns-repeated="5"/>
          <table:table-cell office:value-type="float" office:value="166"/>
          <table:table-cell table:number-columns-repeated="16378"/>
        </table:table-row>
        <table:table-row>
          <table:table-cell table:number-columns-repeated="5"/>
          <table:table-cell office:value-type="float" office:value="233"/>
          <table:table-cell table:number-columns-repeated="16378"/>
        </table:table-row>
        <table:table-row>
          <table:table-cell table:number-columns-repeated="5"/>
          <table:table-cell office:value-type="float" office:value="299"/>
          <table:table-cell table:number-columns-repeated="16378"/>
        </table:table-row>
        <table:table-row>
          <table:table-cell table:number-columns-repeated="5"/>
          <table:table-cell office:value-type="float" office:value="442"/>
          <table:table-cell table:number-columns-repeated="16378"/>
        </table:table-row>
        <table:table-row>
          <table:table-cell table:number-columns-repeated="5"/>
          <table:table-cell office:value-type="float" office:value="64"/>
          <table:table-cell table:number-columns-repeated="16378"/>
        </table:table-row>
        <table:table-row table:number-rows-repeated="1048557">
          <table:table-cell table:number-columns-repeated="16378"/>
        </table:table-row>
      </table:table>
      <table:table table:name="'file:///C:/Users/User/Desktop/SUBPLAN/PORTAL%20DA%20TRANSPARÊNCIA/PORTARIAS%20SOF/Dezembro/xls/4%20-%20MPT/Anexo_3_Tabela_1_Quantitativo_Cargo_Comissao_Funcao_12_2016_MP_V2T.xls'#Anexo_3_Tabela_1_Quantitativo_R" table:style-name="ta3">
        <table:table-source xlink:href="file:///C:/Users/User/Desktop/SUBPLAN/PORTAL%20DA%20TRANSPARÊNCIA/PORTARIAS%20SOF/Dezembro/xls/4%20-%20MPT/Anexo_3_Tabela_1_Quantitativo_Cargo_Comissao_Funcao_12_2016_MP_V2T.xls" table:table-name="Anexo_3_Tabela_1_Quantitativo_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L%20DA%20TRANSPARÊNCIA/PORTARIAS%20SOF/Dezembro/xls/4%20-%20MPT/Anexo_3_Tabela_1_Quantitativo_Cargo_Comissao_Funcao_12_2016_MP_V2T.xls'#Anexo_3_Tabela_1_Quantitati_(2" table:style-name="ta3">
        <table:table-source xlink:href="file:///C:/Users/User/Desktop/SUBPLAN/PORTAL%20DA%20TRANSPARÊNCIA/PORTARIAS%20SOF/Dezembro/xls/4%20-%20MPT/Anexo_3_Tabela_1_Quantitativo_Cargo_Comissao_Funcao_12_2016_MP_V2T.xls" table:table-name="Anexo_3_Tabela_1_Quantitati_(2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3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1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3"/>
          <table:table-cell office:value-type="float" office:value="0"/>
          <table:table-cell office:value-type="float" office:value="6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22"/>
          <table:table-cell office:value-type="float" office:value="0"/>
          <table:table-cell office:value-type="float" office:value="11"/>
          <table:table-cell/>
          <table:table-cell office:value-type="float" office:value="0"/>
          <table:table-cell table:number-columns-repeated="16376"/>
        </table:table-row>
        <table:table-row>
          <table:table-cell table:number-columns-repeated="3"/>
          <table:table-cell office:value-type="float" office:value="119"/>
          <table:table-cell office:value-type="float" office:value="2"/>
          <table:table-cell office:value-type="float" office:value="22"/>
          <table:table-cell/>
          <table:table-cell office:value-type="float" office:value="2"/>
          <table:table-cell table:number-columns-repeated="16376"/>
        </table:table-row>
        <table:table-row>
          <table:table-cell table:number-columns-repeated="3"/>
          <table:table-cell office:value-type="float" office:value="272"/>
          <table:table-cell office:value-type="float" office:value="1"/>
          <table:table-cell office:value-type="float" office:value="192"/>
          <table:table-cell/>
          <table:table-cell office:value-type="float" office:value="389"/>
          <table:table-cell table:number-columns-repeated="16376"/>
        </table:table-row>
        <table:table-row>
          <table:table-cell table:number-columns-repeated="3"/>
          <table:table-cell office:value-type="float" office:value="101"/>
          <table:table-cell office:value-type="float" office:value="0"/>
          <table:table-cell office:value-type="float" office:value="38"/>
          <table:table-cell/>
          <table:table-cell office:value-type="float" office:value="1"/>
          <table:table-cell table:number-columns-repeated="16376"/>
        </table:table-row>
        <table:table-row>
          <table:table-cell table:number-columns-repeated="3"/>
          <table:table-cell office:value-type="float" office:value="113"/>
          <table:table-cell office:value-type="float" office:value="0"/>
          <table:table-cell office:value-type="float" office:value="0"/>
          <table:table-cell/>
          <table:table-cell office:value-type="float" office:value="36"/>
          <table:table-cell table:number-columns-repeated="16376"/>
        </table:table-row>
        <table:table-row>
          <table:table-cell table:number-columns-repeated="3"/>
          <table:table-cell office:value-type="float" office:value="426"/>
          <table:table-cell office:value-type="float" office:value="0"/>
          <table:table-cell office:value-type="float" office:value="1"/>
          <table:table-cell/>
          <table:table-cell office:value-type="float" office:value="20"/>
          <table:table-cell table:number-columns-repeated="16376"/>
        </table:table-row>
        <table:table-row>
          <table:table-cell table:number-columns-repeated="3"/>
          <table:table-cell office:value-type="float" office:value="114"/>
          <table:table-cell office:value-type="float" office:value="0"/>
          <table:table-cell office:value-type="float" office:value="0"/>
          <table:table-cell/>
          <table:table-cell office:value-type="float" office:value="92"/>
          <table:table-cell table:number-columns-repeated="16376"/>
        </table:table-row>
        <table:table-row table:number-rows-repeated="1048557">
          <table:table-cell table:number-columns-repeated="16376"/>
        </table:table-row>
      </table:table>
      <table:table table:name="'file:///C:/Users/User/Desktop/SUBPLAN/PORTAL%20DA%20TRANSPARÊNCIA/PORTARIAS%20SOF/Dezembro/xls/5%20-%20ESMPU/Anexo%20III%20-%20tabela%201%20Quantitativo%20de%20Cargos%20em%20Comissão%20e%20Função%20de%20Confiança%20ESMPU%20-%20dez2016.ods'#Quantitativo_Fisico_Pessoal_Mem" table:style-name="ta3">
        <table:table-source xlink:href="file:///C:/Users/User/Desktop/SUBPLAN/PORTAL%20DA%20TRANSPARÊNCIA/PORTARIAS%20SOF/Dezembro/xls/5%20-%20ESMPU/Anexo%20III%20-%20tabela%201%20Quantitativo%20de%20Cargos%20em%20Comissão%20e%20Função%20de%20Confiança%20ESMPU%20-%20dez2016.ods" table:table-name="Quantitativo_Fisico_Pessoal_M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L%20DA%20TRANSPARÊNCIA/PORTARIAS%20SOF/Dezembro/xls/5%20-%20ESMPU/Anexo%20III%20-%20tabela%201%20Quantitativo%20de%20Cargos%20em%20Comissão%20e%20Função%20de%20Confiança%20ESMPU%20-%20dez2016.ods'#Quantitativo_Fisico_Pessoal_(2" table:style-name="ta3">
        <table:table-source xlink:href="file:///C:/Users/User/Desktop/SUBPLAN/PORTAL%20DA%20TRANSPARÊNCIA/PORTARIAS%20SOF/Dezembro/xls/5%20-%20ESMPU/Anexo%20III%20-%20tabela%201%20Quantitativo%20de%20Cargos%20em%20Comissão%20e%20Função%20de%20Confiança%20ESMPU%20-%20dez2016.ods" table:table-name="Quantitativo_Fisico_Pessoal_(2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5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1"/>
          <table:table-cell table:number-columns-repeated="16375"/>
        </table:table-row>
        <table:table-row>
          <table:table-cell table:number-columns-repeated="4"/>
          <table:table-cell office:value-type="float" office:value="2"/>
          <table:table-cell office:value-type="float" office:value="0"/>
          <table:table-cell office:value-type="float" office:value="2"/>
          <table:table-cell/>
          <table:table-cell office:value-type="float" office:value="1"/>
          <table:table-cell table:number-columns-repeated="16375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0"/>
          <table:table-cell/>
          <table:table-cell office:value-type="float" office:value="3"/>
          <table:table-cell table:number-columns-repeated="16375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5"/>
        </table:table-row>
        <table:table-row>
          <table:table-cell table:number-columns-repeated="4"/>
          <table:table-cell office:value-type="float" office:value="10"/>
          <table:table-cell office:value-type="float" office:value="0"/>
          <table:table-cell office:value-type="float" office:value="7"/>
          <table:table-cell/>
          <table:table-cell office:value-type="float" office:value="17"/>
          <table:table-cell table:number-columns-repeated="16375"/>
        </table:table-row>
        <table:table-row>
          <table:table-cell table:number-columns-repeated="4"/>
          <table:table-cell office:value-type="float" office:value="2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5"/>
        </table:table-row>
        <table:table-row>
          <table:table-cell table:number-columns-repeated="4"/>
          <table:table-cell office:value-type="float" office:value="22"/>
          <table:table-cell office:value-type="float" office:value="0"/>
          <table:table-cell office:value-type="float" office:value="0"/>
          <table:table-cell/>
          <table:table-cell office:value-type="float" office:value="14"/>
          <table:table-cell table:number-columns-repeated="16375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0"/>
          <table:table-cell/>
          <table:table-cell office:value-type="float" office:value="2"/>
          <table:table-cell table:number-columns-repeated="16375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9"/>
          <table:table-cell table:number-columns-repeated="16375"/>
        </table:table-row>
        <table:table-row table:number-rows-repeated="1048558">
          <table:table-cell table:number-columns-repeated="16375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/</number:text>
      <number:year/>
    </number:date-style>
    <number:number-style style:name="N36P0">
      <number:number number:decimal-places="0" number:min-integer-digits="1" number:grouping="true"/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onica de Morais Pimentel Abbad Silveira</meta:initial-creator>
    <dc:creator>User</dc:creator>
    <meta:creation-date>2015-10-02T19:22:39Z</meta:creation-date>
    <dc:date>2021-01-29T00:03:44Z</dc:date>
  </office:meta>
</office:document-meta>
</file>